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IPA Pゴシック2" svg:font-family="'IPA Pゴシック'"/>
    <style:font-face style:name="IPA Pゴシック11" svg:font-family="'IPA Pゴシック1'"/>
    <style:font-face style:name="ＭＳ ゴシック" svg:font-family="'ＭＳ ゴシック'"/>
    <style:font-face style:name="ＭＳ Ｐゴシック1" svg:font-family="'ＭＳ Ｐゴシック'"/>
    <style:font-face style:name="IPA Pゴシック1" svg:font-family="'IPA Pゴシック'" style:font-family-generic="swiss"/>
    <style:font-face style:name="Mangal" svg:font-family="Mangal" style:font-pitch="variable"/>
    <style:font-face style:name="IPA P????" svg:font-family="'IPA P????'" style:font-family-generic="modern" style:font-pitch="variable"/>
    <style:font-face style:name="IPA Pゴシック" svg:font-family="'IPA Pゴシック'" style:font-family-generic="modern" style:font-pitch="variable"/>
    <style:font-face style:name="ＭＳ Ｐゴシック" svg:font-family="'ＭＳ Ｐゴシック'" style:font-adornments="標準" style:font-family-generic="moder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9cm"/>
    </style:style>
    <style:style style:name="co5" style:family="table-column">
      <style:table-column-properties fo:break-before="auto" style:column-width="3.489cm"/>
    </style:style>
    <style:style style:name="co6" style:family="table-column">
      <style:table-column-properties fo:break-before="auto" style:column-width="2.12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2.753cm"/>
    </style:style>
    <style:style style:name="co9" style:family="table-column">
      <style:table-column-properties fo:break-before="auto" style:column-width="9.195cm"/>
    </style:style>
    <style:style style:name="co10" style:family="table-column">
      <style:table-column-properties fo:break-before="auto" style:column-width="8.791cm"/>
    </style:style>
    <style:style style:name="co11" style:family="table-column">
      <style:table-column-properties fo:break-before="auto" style:column-width="8.174cm"/>
    </style:style>
    <style:style style:name="co12" style:family="table-column">
      <style:table-column-properties fo:break-before="auto" style:column-width="2.491cm"/>
    </style:style>
    <style:style style:name="co13" style:family="table-column">
      <style:table-column-properties fo:break-before="auto" style:column-width="2.249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032cm"/>
    </style:style>
    <style:style style:name="co16" style:family="table-column">
      <style:table-column-properties fo:break-before="auto" style:column-width="19.368cm"/>
    </style:style>
    <style:style style:name="co17" style:family="table-column">
      <style:table-column-properties fo:break-before="auto" style:column-width="0.926cm"/>
    </style:style>
    <style:style style:name="co18" style:family="table-column">
      <style:table-column-properties fo:break-before="auto" style:column-width="1.058cm"/>
    </style:style>
    <style:style style:name="co19" style:family="table-column">
      <style:table-column-properties fo:break-before="auto" style:column-width="3.545cm"/>
    </style:style>
    <style:style style:name="co20" style:family="table-column">
      <style:table-column-properties fo:break-before="auto" style:column-width="13.705cm"/>
    </style:style>
    <style:style style:name="co24" style:family="table-column">
      <style:table-column-properties fo:break-before="auto" style:column-width="5.53cm"/>
    </style:style>
    <style:style style:name="co25" style:family="table-column">
      <style:table-column-properties fo:break-before="auto" style:column-width="16.986cm"/>
    </style:style>
    <style:style style:name="co26" style:family="table-column">
      <style:table-column-properties fo:break-before="auto" style:column-width="16.729cm"/>
    </style:style>
    <style:style style:name="co21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2.453cm"/>
    </style:style>
    <style:style style:name="co29" style:family="table-column">
      <style:table-column-properties fo:break-before="auto" style:column-width="16.33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3.268cm" fo:break-before="auto" style:use-optimal-row-height="false"/>
    </style:style>
    <style:style style:name="ro4" style:family="table-row">
      <style:table-row-properties style:row-height="3.279cm" fo:break-before="auto" style:use-optimal-row-height="true"/>
    </style:style>
    <style:style style:name="ro5" style:family="table-row">
      <style:table-row-properties style:row-height="6.555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6.107cm" fo:break-before="auto" style:use-optimal-row-height="false"/>
    </style:style>
    <style:style style:name="ro8" style:family="table-row">
      <style:table-row-properties style:row-height="2.974cm" fo:break-before="auto" style:use-optimal-row-height="false"/>
    </style:style>
    <style:style style:name="ro9" style:family="table-row">
      <style:table-row-properties style:row-height="12.767cm" fo:break-before="auto" style:use-optimal-row-height="false"/>
    </style:style>
    <style:style style:name="ro10" style:family="table-row">
      <style:table-row-properties style:row-height="9.41cm" fo:break-before="auto" style:use-optimal-row-height="false"/>
    </style:style>
    <style:style style:name="ro11" style:family="table-row">
      <style:table-row-properties style:row-height="6.449cm" fo:break-before="auto" style:use-optimal-row-height="false"/>
    </style:style>
    <style:style style:name="ro12" style:family="table-row">
      <style:table-row-properties style:row-height="17.639cm" fo:break-before="auto" style:use-optimal-row-height="false"/>
    </style:style>
    <style:style style:name="ro13" style:family="table-row">
      <style:table-row-properties style:row-height="2.575cm" fo:break-before="auto" style:use-optimal-row-height="false"/>
    </style:style>
    <style:style style:name="ro14" style:family="table-row">
      <style:table-row-properties style:row-height="30.736cm" fo:break-before="auto" style:use-optimal-row-height="false"/>
    </style:style>
    <style:style style:name="ro15" style:family="table-row">
      <style:table-row-properties style:row-height="13.451cm" fo:break-before="auto" style:use-optimal-row-height="false"/>
    </style:style>
    <style:style style:name="ro16" style:family="table-row">
      <style:table-row-properties style:row-height="13.083cm" fo:break-before="auto" style:use-optimal-row-height="false"/>
    </style:style>
    <style:style style:name="ro17" style:family="table-row">
      <style:table-row-properties style:row-height="6.509cm" fo:break-before="auto" style:use-optimal-row-height="false"/>
    </style:style>
    <style:style style:name="ro18" style:family="table-row">
      <style:table-row-properties style:row-height="2.491cm" fo:break-before="auto" style:use-optimal-row-height="true"/>
    </style:style>
    <style:style style:name="ro19" style:family="table-row">
      <style:table-row-properties style:row-height="16.849cm" fo:break-before="auto" style:use-optimal-row-height="false"/>
    </style:style>
    <style:style style:name="ro21" style:family="table-row">
      <style:table-row-properties style:row-height="3.087cm" fo:break-before="auto" style:use-optimal-row-height="false"/>
    </style:style>
    <style:style style:name="ro20" style:family="table-row">
      <style:table-row-properties style:row-height="0.411cm" fo:break-before="auto" style:use-optimal-row-height="true"/>
    </style:style>
    <style:style style:name="ro22" style:family="table-row">
      <style:table-row-properties style:row-height="0.411cm" fo:break-before="page" style:use-optimal-row-height="true"/>
    </style:style>
    <style:style style:name="ro23" style:family="table-row">
      <style:table-row-properties style:row-height="0.425cm" fo:break-before="auto" style:use-optimal-row-height="true"/>
    </style:style>
    <style:style style:name="ro24" style:family="table-row">
      <style:table-row-properties style:row-height="1.185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5100" number:language="ja" number:country="JP">
      <number:text-content/>
    </number:text-style>
    <style:style style:name="ce10" style:family="table-cell" style:parent-style-name="Default">
      <style:paragraph-properties fo:margin-left="0cm"/>
      <style:text-properties style:text-position="" style:font-name="IPA Pゴシック" style:font-name-asian="IPA Pゴシック" style:font-size-complex="9pt"/>
    </style:style>
    <style:style style:name="ce11" style:family="table-cell" style:parent-style-name="Default">
      <style:table-cell-properties fo:wrap-option="wrap" fo:border="0.06pt solid #000000"/>
      <style:paragraph-properties fo:margin-left="0cm"/>
      <style:text-properties style:text-position="" style:font-name="IPA Pゴシック" fo:font-style="normal" style:font-name-asian="IPA Pゴシック" style:font-size-complex="9pt" style:font-style-complex="normal"/>
    </style:style>
    <style:style style:name="ce12" style:family="table-cell" style:parent-style-name="Default">
      <style:table-cell-properties fo:wrap-option="wrap" fo:border="0.06pt solid #000000"/>
      <style:paragraph-properties fo:margin-left="0cm"/>
      <style:text-properties fo:color="#000000" style:text-position="" style:font-name="IPA Pゴシック" fo:font-style="normal" fo:font-weight="normal" style:font-name-asian="IPA Pゴシック1" style:font-name-complex="Arial1" style:font-size-complex="9pt" style:font-style-complex="normal" style:font-weight-complex="normal"/>
    </style:style>
    <style:style style:name="ce13" style:family="table-cell" style:parent-style-name="Default">
      <style:text-properties style:text-position="" style:font-name="IPA Pゴシック" style:font-name-asian="IPA Pゴシック"/>
    </style:style>
    <style:style style:name="ce14" style:family="table-cell" style:parent-style-name="Default">
      <style:table-cell-properties fo:wrap-option="wrap" fo:border="0.06pt solid #000000"/>
      <style:paragraph-properties fo:margin-left="0cm"/>
      <style:text-properties fo:color="#000000" style:text-position="" style:font-name="IPA Pゴシック" style:font-name-asian="IPA Pゴシック" style:font-name-complex="ＭＳ ゴシック" style:font-size-complex="9pt"/>
    </style:style>
    <style:style style:name="ce15" style:family="table-cell" style:parent-style-name="Default">
      <style:table-cell-properties fo:wrap-option="wrap" fo:border="0.06pt solid #000000"/>
      <style:paragraph-properties fo:margin-left="0cm"/>
      <style:text-properties style:text-position="" style:font-name="IPA Pゴシック" style:font-name-asian="IPA Pゴシック" style:font-name-complex="Arial1" style:font-size-complex="9pt"/>
    </style:style>
    <style:style style:name="ce16" style:family="table-cell" style:parent-style-name="Default">
      <style:table-cell-properties fo:wrap-option="wrap" fo:border="0.06pt solid #000000"/>
      <style:paragraph-properties fo:margin-left="0cm"/>
      <style:text-properties style:text-position="" style:font-name="IPA Pゴシック" style:font-name-asian="IPA Pゴシック" style:font-name-complex="IPA Pゴシック11" style:font-size-complex="9pt"/>
    </style:style>
    <style:style style:name="ce17" style:family="table-cell" style:parent-style-name="Default">
      <style:table-cell-properties fo:wrap-option="wrap" fo:border="0.06pt solid #000000"/>
      <style:paragraph-properties fo:margin-left="0cm"/>
      <style:text-properties style:text-position="" style:font-name="IPA Pゴシック" style:text-underline-style="solid" style:text-underline-width="auto" style:text-underline-color="font-color" style:font-name-asian="IPA Pゴシック" style:font-size-complex="9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 style:font-name="IPA Pゴシック" style:font-name-asian="IPA Pゴシック" style:font-size-complex="9pt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text-position="" style:font-name="IPA Pゴシック" style:font-name-asian="IPA Pゴシック" style:font-size-complex="9pt"/>
    </style:style>
    <style:style style:name="ce24" style:family="table-cell" style:parent-style-name="Default" style:data-style-name="N5111">
      <style:table-cell-properties style:text-align-source="fix" style:repeat-content="false" fo:wrap-option="wrap" fo:border="0.06pt solid #000000"/>
      <style:paragraph-properties fo:text-align="start" fo:margin-left="0cm"/>
      <style:text-properties style:text-position="" style:font-name="IPA Pゴシック" style:font-name-asian="IPA Pゴシック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IPA Pゴシック" style:font-name-asian="IPA Pゴシック" style:font-size-complex="9pt"/>
    </style:style>
    <style:style style:name="ce26" style:family="table-cell" style:parent-style-name="Default" style:data-style-name="N5000">
      <style:text-properties fo:color="#000000" style:text-position="" style:font-name="IPA Pゴシック" fo:font-size="10pt" fo:language="zxx" fo:country="none" style:font-name-asian="IPA Pゴシック" style:font-size-asian="10pt" style:font-name-complex="IPA Pゴシック11" style:font-size-complex="9pt"/>
    </style:style>
    <style:style style:name="ce27" style:family="table-cell" style:parent-style-name="Default" style:data-style-name="N5000">
      <style:table-cell-properties fo:background-color="transparent"/>
      <style:text-properties fo:color="#000000" style:text-position="" style:font-name="IPA Pゴシック" fo:font-size="10pt" fo:language="zxx" fo:country="none" style:font-name-asian="IPA Pゴシック" style:font-size-asian="10pt" style:font-name-complex="IPA Pゴシック11" style:font-size-complex="9pt"/>
    </style:style>
    <style:style style:name="ce8" style:family="table-cell" style:parent-style-name="Default">
      <style:table-cell-properties fo:border="0.06pt solid #000000"/>
      <style:paragraph-properties fo:margin-left="0cm"/>
      <style:text-properties style:text-position="" style:font-name="IPA Pゴシック" style:font-name-asian="IPA Pゴシック" style:font-size-complex="9pt"/>
    </style:style>
    <style:style style:name="ce9" style:family="table-cell" style:parent-style-name="Default">
      <style:table-cell-properties fo:wrap-option="wrap" fo:border="0.06pt solid #000000"/>
      <style:paragraph-properties fo:margin-left="0cm"/>
      <style:text-properties style:text-position="" style:font-name="IPA Pゴシック" style:font-name-asian="IPA Pゴシック" style:font-size-complex="9pt"/>
    </style:style>
    <style:style style:name="ce28" style:family="table-cell" style:parent-style-name="Default" style:data-style-name="N5000">
      <style:text-properties style:text-position="" style:font-name="IPA Pゴシック" fo:font-weight="bold" style:font-name-asian="IPA Pゴシック" style:font-weight-asian="bold" style:font-name-complex="IPA Pゴシック2" style:font-weight-complex="bold"/>
    </style:style>
    <style:style style:name="ce29" style:family="table-cell" style:parent-style-name="Default" style:data-style-name="N5000">
      <style:text-properties style:text-position="" style:font-name="IPA Pゴシック" style:font-name-asian="IPA Pゴシック" style:font-name-complex="IPA Pゴシック2"/>
    </style:style>
    <style:style style:name="ce30" style:family="table-cell" style:parent-style-name="Default" style:data-style-name="N5000">
      <style:text-properties style:text-position="" style:font-name="IPA Pゴシック" style:text-underline-style="solid" style:text-underline-width="auto" style:text-underline-color="font-color" style:font-name-asian="IPA Pゴシック" style:font-name-complex="IPA Pゴシック2"/>
    </style:style>
    <style:style style:name="ce32" style:family="table-cell" style:parent-style-name="Default" style:data-style-name="N5000">
      <style:table-cell-properties fo:border-bottom="none" fo:border-left="0.06pt solid #000000" fo:border-right="0.06pt solid #000000" fo:border-top="0.06pt solid #000000"/>
      <style:text-properties style:text-position="" style:font-name="IPA Pゴシック" style:font-name-asian="IPA Pゴシック" style:font-name-complex="IPA Pゴシック2"/>
    </style:style>
    <style:style style:name="ce33" style:family="table-cell" style:parent-style-name="Default" style:data-style-name="N5000">
      <style:table-cell-properties fo:border-bottom="none" fo:border-left="0.06pt solid #000000" fo:border-right="0.06pt solid #000000" fo:border-top="none"/>
      <style:text-properties style:text-position="" style:font-name="IPA Pゴシック" style:font-name-asian="IPA Pゴシック" style:font-name-complex="IPA Pゴシック2"/>
    </style:style>
    <style:style style:name="ce34" style:family="table-cell" style:parent-style-name="Default" style:data-style-name="N5000">
      <style:table-cell-properties fo:border-bottom="0.06pt solid #000000" fo:border-left="0.06pt solid #000000" fo:border-right="0.06pt solid #000000" fo:border-top="none"/>
      <style:text-properties style:text-position="" style:font-name="IPA Pゴシック" style:font-name-asian="IPA Pゴシック" style:font-name-complex="IPA Pゴシック2"/>
    </style:style>
    <style:style style:name="ce35" style:family="table-cell" style:parent-style-name="Default" style:data-style-name="N5000">
      <style:table-cell-properties style:text-align-source="fix" style:repeat-content="false"/>
      <style:paragraph-properties fo:text-align="start" fo:margin-left="0cm"/>
      <style:text-properties style:text-position="" style:font-name="IPA Pゴシック1" fo:font-weight="bold" style:font-name-asian="IPA Pゴシック1" style:font-weight-asian="bold" style:font-name-complex="IPA Pゴシック2" style:font-weight-complex="bold"/>
    </style:style>
    <style:style style:name="ce36" style:family="table-cell" style:parent-style-name="Default" style:data-style-name="N5000">
      <style:text-properties style:text-position="" style:font-name="IPA Pゴシック1" style:font-name-asian="IPA Pゴシック1" style:font-name-complex="IPA Pゴシック2"/>
    </style:style>
    <style:style style:name="ce37" style:family="table-cell" style:parent-style-name="Default" style:data-style-name="N5000">
      <style:text-properties style:text-position="" style:font-name="IPA Pゴシック1" style:text-underline-style="solid" style:text-underline-width="auto" style:text-underline-color="font-color" style:font-name-asian="IPA Pゴシック1" style:font-name-complex="IPA Pゴシック2"/>
    </style:style>
    <style:style style:name="ce38" style:family="table-cell" style:parent-style-name="Default" style:data-style-name="N5000">
      <style:table-cell-properties fo:background-color="#cccccc" fo:border="0.06pt solid #000000"/>
      <style:text-properties style:text-position="" style:font-name="IPA Pゴシック1" style:font-name-asian="IPA Pゴシック1" style:font-name-complex="IPA Pゴシック2"/>
    </style:style>
    <style:style style:name="ce39" style:family="table-cell" style:parent-style-name="Default" style:data-style-name="N5000">
      <style:table-cell-properties fo:border="0.06pt solid #000000"/>
      <style:text-properties style:text-position="" style:font-name="IPA Pゴシック1" style:font-name-asian="IPA Pゴシック1" style:font-name-complex="IPA Pゴシック2"/>
    </style:style>
    <style:style style:name="ce40" style:family="table-cell" style:parent-style-name="Default" style:data-style-name="N5000">
      <style:table-cell-properties fo:border="0.06pt solid #000000" style:vertical-align="middle"/>
      <style:text-properties style:text-position="" style:font-name="IPA Pゴシック1" style:font-name-asian="IPA Pゴシック1" style:font-name-complex="IPA Pゴシック2"/>
    </style:style>
    <style:style style:name="ce41" style:family="table-cell" style:parent-style-name="Default" style:data-style-name="N5100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 style:font-name="IPA Pゴシック1" style:font-name-asian="IPA Pゴシック1" style:font-name-complex="IPA Pゴシック2"/>
    </style:style>
    <style:style style:name="ce42" style:family="table-cell" style:parent-style-name="Default" style:data-style-name="N5000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 style:font-name="IPA Pゴシック1" style:font-name-asian="IPA Pゴシック1" style:font-name-complex="IPA Pゴシック2"/>
    </style:style>
    <style:style style:name="ce43" style:family="table-cell" style:parent-style-name="Default" style:data-style-name="N5000">
      <style:text-properties style:text-position="" style:font-name="IPA Pゴシック" style:font-name-asian="IPA Pゴシック"/>
    </style:style>
    <style:style style:name="ce44" style:family="table-cell" style:parent-style-name="Default" style:data-style-name="N5000">
      <style:table-cell-properties fo:border-bottom="none" fo:border-left="0.06pt solid #000000" fo:border-right="0.06pt solid #000000" fo:border-top="none"/>
      <style:text-properties style:text-position="" style:font-name="IPA Pゴシック" style:font-name-asian="IPA Pゴシック"/>
    </style:style>
    <style:style style:name="ce45" style:family="table-cell" style:parent-style-name="Default" style:data-style-name="N5000">
      <style:table-cell-properties fo:border-bottom="0.06pt solid #000000" fo:border-left="0.06pt solid #000000" fo:border-right="0.06pt solid #000000" fo:border-top="none"/>
      <style:text-properties style:text-position="" style:font-name="IPA Pゴシック" style:font-name-asian="IPA Pゴシック"/>
    </style:style>
    <style:style style:name="ce47" style:family="table-cell" style:parent-style-name="Default" style:data-style-name="N5000">
      <style:text-properties style:text-position="" style:font-name="IPA Pゴシック1" fo:font-weight="bold" style:font-name-asian="IPA Pゴシック1" style:font-weight-asian="bold" style:font-weight-complex="bold"/>
    </style:style>
    <style:style style:name="ce48" style:family="table-cell" style:parent-style-name="Default" style:data-style-name="N5000">
      <style:text-properties style:text-position="" style:font-name="IPA Pゴシック1" style:font-name-asian="IPA Pゴシック1"/>
    </style:style>
    <style:style style:name="ce49" style:family="table-cell" style:parent-style-name="Default" style:data-style-name="N5000">
      <style:text-properties style:text-position="" style:font-name="IPA Pゴシック1" style:text-underline-style="solid" style:text-underline-width="auto" style:text-underline-color="font-color" style:font-name-asian="IPA Pゴシック1"/>
    </style:style>
    <style:style style:name="ce50" style:family="table-cell" style:parent-style-name="Default" style:data-style-name="N5000">
      <style:table-cell-properties fo:border-bottom="none" fo:border-left="0.06pt solid #000000" fo:border-right="0.06pt solid #000000" fo:border-top="0.06pt solid #000000"/>
      <style:text-properties style:text-position="" style:font-name="IPA Pゴシック1" style:font-name-asian="IPA Pゴシック1" style:font-name-complex="IPA Pゴシック2"/>
    </style:style>
    <style:style style:name="ce51" style:family="table-cell" style:parent-style-name="Default" style:data-style-name="N5000">
      <style:table-cell-properties fo:border-bottom="none" fo:border-left="0.06pt solid #000000" fo:border-right="0.06pt solid #000000" fo:border-top="none"/>
      <style:text-properties style:text-position="" style:font-name="IPA Pゴシック1" style:font-name-asian="IPA Pゴシック1" style:font-name-complex="IPA Pゴシック2"/>
    </style:style>
    <style:style style:name="ce52" style:family="table-cell" style:parent-style-name="Default" style:data-style-name="N5000">
      <style:table-cell-properties fo:border-bottom="0.06pt solid #000000" fo:border-left="0.06pt solid #000000" fo:border-right="0.06pt solid #000000" fo:border-top="none"/>
      <style:text-properties style:text-position="" style:font-name="IPA Pゴシック1" style:font-name-asian="IPA Pゴシック1" style:font-name-complex="IPA Pゴシック2"/>
    </style:style>
    <style:style style:name="ce53" style:family="table-cell" style:parent-style-name="Default" style:data-style-name="N5000">
      <style:table-cell-properties fo:border-bottom="none" fo:border-left="0.06pt solid #000000" fo:border-right="0.06pt solid #000000" fo:border-top="0.06pt solid #000000"/>
      <style:text-properties style:text-position="" style:font-name="IPA Pゴシック1" style:font-name-asian="IPA Pゴシック1"/>
    </style:style>
    <style:style style:name="ce54" style:family="table-cell" style:parent-style-name="Default" style:data-style-name="N5000">
      <style:table-cell-properties fo:border-bottom="none" fo:border-left="0.06pt solid #000000" fo:border-right="0.06pt solid #000000" fo:border-top="none"/>
      <style:text-properties style:text-position="" style:font-name="IPA Pゴシック1" style:font-name-asian="IPA Pゴシック1"/>
    </style:style>
    <style:style style:name="ce55" style:family="table-cell" style:parent-style-name="Default" style:data-style-name="N5000">
      <style:table-cell-properties fo:border-bottom="0.06pt solid #000000" fo:border-left="0.06pt solid #000000" fo:border-right="0.06pt solid #000000" fo:border-top="none"/>
      <style:text-properties style:text-position="" style:font-name="IPA Pゴシック1" style:font-name-asian="IPA Pゴシック1"/>
    </style:style>
    <style:style style:name="ce56" style:family="table-cell" style:parent-style-name="Default" style:data-style-name="N5000">
      <style:table-cell-properties fo:border-bottom="0.06pt solid #000000" fo:border-left="0.06pt solid #000000" fo:border-right="0.06pt solid #000000" fo:border-top="none"/>
      <style:text-properties fo:color="#000000" style:text-position="" style:font-name="IPA Pゴシック1" style:font-name-asian="IPA Pゴシック1"/>
    </style:style>
    <style:style style:name="ce57" style:family="table-cell" style:parent-style-name="Default" style:data-style-name="N5000">
      <style:text-properties fo:color="#dc2300" style:text-position="" style:font-name="IPA Pゴシック1" style:text-underline-style="solid" style:text-underline-width="auto" style:text-underline-color="font-color" style:font-name-asian="IPA Pゴシック1"/>
    </style:style>
    <style:style style:name="ce19" style:family="table-cell" style:parent-style-name="Default" style:data-style-name="N5000">
      <style:text-properties style:text-position="" style:font-name="IPA Pゴシック" style:text-underline-style="solid" style:text-underline-width="auto" style:text-underline-color="font-color" style:font-name-asian="IPA Pゴシック" style:font-name-complex="IPA Pゴシック2"/>
    </style:style>
    <style:style style:name="ce20" style:family="table-cell" style:parent-style-name="Default" style:data-style-name="N5000">
      <style:table-cell-properties fo:border-bottom="none" fo:border-left="0.06pt solid #000000" fo:border-right="0.06pt solid #000000" fo:border-top="0.06pt solid #000000"/>
      <style:text-properties style:text-position="" style:font-name="IPA Pゴシック" style:font-name-asian="IPA Pゴシック" style:font-name-complex="IPA Pゴシック2"/>
    </style:style>
    <style:style style:name="ce21" style:family="table-cell" style:parent-style-name="Default" style:data-style-name="N5000">
      <style:table-cell-properties fo:border-bottom="none" fo:border-left="0.06pt solid #000000" fo:border-right="0.06pt solid #000000" fo:border-top="none"/>
      <style:text-properties style:text-position="" style:font-name="IPA Pゴシック" style:font-name-asian="IPA Pゴシック" style:font-name-complex="IPA Pゴシック2"/>
    </style:style>
    <style:style style:name="ce22" style:family="table-cell" style:parent-style-name="Default" style:data-style-name="N5000">
      <style:table-cell-properties fo:border-bottom="0.06pt solid #000000" fo:border-left="0.06pt solid #000000" fo:border-right="0.06pt solid #000000" fo:border-top="none"/>
      <style:text-properties style:text-position="" style:font-name="IPA Pゴシック" style:font-name-asian="IPA Pゴシック" style:font-name-complex="IPA Pゴシック2"/>
    </style:style>
    <style:style style:name="ce31" style:family="table-cell" style:parent-style-name="Default" style:data-style-name="N5000">
      <style:text-properties style:text-position="" style:font-name="IPA Pゴシック" style:font-name-asian="IPA Pゴシック"/>
    </style:style>
    <style:style style:name="ce46" style:family="table-cell" style:parent-style-name="Default">
      <style:text-properties style:text-position="" style:font-name="IPA Pゴシック" fo:font-weight="bold" style:font-name-asian="IPA Pゴシック" style:font-weight-asian="bold" style:font-weight-complex="bold"/>
    </style:style>
    <style:style style:name="ce6" style:family="table-cell" style:parent-style-name="Default">
      <style:text-properties style:text-position="" style:font-name="IPA Pゴシック" style:font-name-asian="IPA Pゴシック"/>
    </style:style>
    <style:style style:name="ce65" style:family="table-cell" style:parent-style-name="Default">
      <style:text-properties style:font-name="IPA Pゴシック" fo:font-weight="bold" style:font-name-asian="IPA Pゴシック" style:font-weight-asian="bold" style:font-weight-complex="bold"/>
    </style:style>
    <style:style style:name="ce66" style:family="table-cell" style:parent-style-name="Default">
      <style:text-properties style:font-name="IPA Pゴシック" style:font-name-asian="IPA Pゴシック"/>
    </style:style>
    <style:style style:name="ce67" style:family="table-cell" style:parent-style-name="Default" style:data-style-name="N5000">
      <style:text-properties style:font-name="IPA Pゴシック" style:text-underline-style="solid" style:text-underline-width="auto" style:text-underline-color="font-color" style:font-name-asian="IPA Pゴシック" style:font-name-complex="IPA Pゴシック2"/>
    </style:style>
    <style:style style:name="ce68" style:family="table-cell" style:parent-style-name="Default" style:data-style-name="N5000">
      <style:text-properties style:font-name="IPA Pゴシック" style:font-name-asian="IPA Pゴシック"/>
    </style:style>
    <style:style style:name="ce69" style:family="table-cell" style:parent-style-name="Default" style:data-style-name="N5000">
      <style:table-cell-properties fo:border-bottom="none" fo:border-left="0.06pt solid #000000" fo:border-right="0.06pt solid #000000" fo:border-top="0.06pt solid #000000"/>
      <style:text-properties style:font-name="IPA Pゴシック" style:font-name-asian="IPA Pゴシック" style:font-name-complex="IPA Pゴシック2"/>
    </style:style>
    <style:style style:name="ce70" style:family="table-cell" style:parent-style-name="Default" style:data-style-name="N5000">
      <style:table-cell-properties fo:border-bottom="none" fo:border-left="0.06pt solid #000000" fo:border-right="0.06pt solid #000000" fo:border-top="none"/>
      <style:text-properties style:font-name="IPA Pゴシック" style:font-name-asian="IPA Pゴシック" style:font-name-complex="IPA Pゴシック2"/>
    </style:style>
    <style:style style:name="ce71" style:family="table-cell" style:parent-style-name="Default" style:data-style-name="N5000">
      <style:table-cell-properties fo:border-bottom="0.06pt solid #000000" fo:border-left="0.06pt solid #000000" fo:border-right="0.06pt solid #000000" fo:border-top="none"/>
      <style:text-properties style:font-name="IPA Pゴシック" style:font-name-asian="IPA Pゴシック" style:font-name-complex="IPA Pゴシック2"/>
    </style:style>
    <style:style style:name="T1" style:family="text">
      <style:text-properties fo:font-size="9pt" style:font-name-asian="IPA Pゴシック1" style:font-size-asian="9pt" style:font-size-complex="9pt"/>
    </style:style>
    <style:style style:name="T2" style:family="text">
      <style:text-properties style:font-name="IPA Pゴシック1" fo:font-size="9pt" fo:font-style="normal" style:font-name-asian="IPA Pゴシック1" style:font-size-asian="9pt" style:font-style-asian="normal" style:font-size-complex="9pt" style:font-style-complex="normal"/>
    </style:style>
    <style:style style:name="T3" style:family="text">
      <style:text-properties fo:font-size="9pt" fo:font-style="normal" style:font-name-asian="IPA Pゴシック1" style:font-size-asian="9pt" style:font-style-asian="normal" style:font-size-complex="9pt" style:font-style-complex="normal"/>
    </style:style>
    <style:style style:name="T4" style:family="text">
      <style:text-properties fo:color="#000000" style:text-outline="false" style:text-line-through-style="none" fo:font-size="9pt" fo:font-style="normal" fo:text-shadow="none" style:text-underline-style="none" fo:font-weight="normal" style:font-name-asian="IPA Pゴシック1" style:font-size-asian="9pt" style:font-style-asian="normal" style:font-weight-asian="normal" style:font-name-complex="Arial1" style:font-size-complex="9pt" style:font-style-complex="normal" style:font-weight-complex="normal"/>
    </style:style>
    <style:style style:name="T6" style:family="text">
      <style:text-properties style:font-size-asian="9pt" style:font-size-complex="9pt"/>
    </style:style>
    <style:style style:name="T5" style:family="text">
      <style:text-properties style:text-outline="false" style:text-line-through-style="none" fo:font-style="normal" fo:text-shadow="none" style:text-underline-style="none" fo:font-weight="normal" style:font-name-asian="IPA Pゴシック1" style:font-size-asian="9pt" style:font-style-asian="normal" style:font-weight-asian="normal" style:font-name-complex="Arial1" style:font-size-complex="9pt" style:font-style-complex="normal" style:font-weight-complex="normal"/>
    </style:style>
    <style:style style:name="T31" style:family="text">
      <style:text-properties fo:color="#000000" style:text-outline="false" style:text-line-through-style="none" style:font-name="IPA Pゴシック2" fo:font-size="9pt" fo:font-style="normal" fo:text-shadow="none" style:text-underline-style="none" fo:font-weight="normal" style:font-name-asian="IPA Pゴシック1" style:font-size-asian="9pt" style:font-style-asian="normal" style:font-weight-asian="normal" style:font-name-complex="IPA Pゴシック2" style:font-size-complex="9pt" style:font-style-complex="normal" style:font-weight-complex="normal"/>
    </style:style>
    <style:style style:name="T7" style:family="text">
      <style:text-properties style:font-name="IPA Pゴシック1" fo:font-style="normal" style:font-name-asian="IPA Pゴシック1" style:font-size-asian="9pt" style:font-style-asian="normal" style:font-name-complex="IPA Pゴシック11" style:font-size-complex="9pt" style:font-style-complex="normal"/>
    </style:style>
    <style:style style:name="T8" style:family="text">
      <style:text-properties fo:color="#000000" style:text-outline="false" style:text-line-through-style="none" style:font-name="IPA Pゴシック1" fo:font-style="normal" fo:text-shadow="none" style:text-underline-style="none" fo:font-weight="normal" style:font-name-asian="IPA Pゴシック1" style:font-size-asian="9pt" style:font-style-asian="normal" style:font-weight-asian="normal" style:font-name-complex="Arial1" style:font-size-complex="9pt" style:font-style-complex="normal" style:font-weight-complex="normal"/>
    </style:style>
    <style:style style:name="T9" style:family="text">
      <style:text-properties style:font-name="IPA Pゴシック1" fo:font-size="9pt" style:font-name-asian="IPA Pゴシック1" style:font-size-asian="9pt" style:font-size-complex="9pt"/>
    </style:style>
    <style:style style:name="T10" style:family="text">
      <style:text-properties fo:color="#000000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name-complex="IPA Pゴシック2" style:font-size-complex="9pt" style:font-style-complex="normal" style:font-weight-complex="normal"/>
    </style:style>
    <style:style style:name="T11" style:family="text">
      <style:text-properties fo:color="#000000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name-complex="IPA Pゴシック11" style:font-size-complex="9pt" style:font-style-complex="normal" style:font-weight-complex="normal"/>
    </style:style>
    <style:style style:name="T12" style:family="text">
      <style:text-properties fo:color="#ff0000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name-complex="IPA Pゴシック11" style:font-size-complex="9pt" style:font-style-complex="normal" style:font-weight-complex="normal"/>
    </style:style>
    <style:style style:name="T13" style:family="text">
      <style:text-properties style:font-name="IPA Pゴシック1" fo:font-size="9pt" style:text-underline-style="none" style:font-name-asian="IPA Pゴシック1" style:font-size-asian="9pt" style:font-size-complex="9pt"/>
    </style:style>
    <style:style style:name="T14" style:family="text">
      <style:text-properties style:font-name="IPA P????" fo:language="en" fo:country="US" style:letter-kerning="true" style:font-name-asian="IPA Pゴシック1" style:font-size-asian="9pt" style:language-asian="hi" style:country-asian="IN" style:font-size-complex="9pt"/>
    </style:style>
    <style:style style:name="T15" style:family="text">
      <style:text-properties style:font-name="IPA P????" fo:language="en" fo:country="US" style:letter-kerning="true" style:font-name-asian="Mangal" style:font-size-asian="9pt" style:language-asian="hi" style:country-asian="IN" style:font-size-complex="9pt"/>
    </style:style>
    <style:style style:name="T16" style:family="text">
      <style:text-properties style:font-name="IPA P????" fo:font-size="8pt" style:font-name-asian="IPA P????" style:font-size-asian="9pt" style:font-size-complex="9pt"/>
    </style:style>
    <style:style style:name="T17" style:family="text">
      <style:text-properties style:text-outline="false" style:text-line-through-style="none" style:font-name="IPA Pゴシック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8" style:family="text">
      <style:text-properties style:text-outline="false" style:text-line-through-style="none" fo:font-size="9pt" fo:font-style="normal" fo:text-shadow="none" style:text-underline-style="none" fo:font-weight="normal" style:font-name-asian="IPA Pゴシック11" style:font-size-asian="9pt" style:font-style-asian="normal" style:font-weight-asian="normal" style:font-name-complex="IPA Pゴシック11" style:font-size-complex="9pt" style:font-style-complex="normal" style:font-weight-complex="normal"/>
    </style:style>
    <style:style style:name="T18" style:family="text">
      <style:text-properties style:font-name="IPA Pゴシック" style:font-name-asian="IPA Pゴシック" style:font-size-asian="9pt" style:font-name-complex="Tahoma" style:font-size-complex="9pt"/>
    </style:style>
    <style:style style:name="T19" style:family="text">
      <style:text-properties style:font-name="IPA Pゴシック" style:font-name-asian="IPA Pゴシック" style:font-name-complex="Tahoma"/>
    </style:style>
    <style:style style:name="T20" style:family="text">
      <style:text-properties fo:color="#000000" style:text-underline-style="none" style:font-size-asian="9pt" style:font-size-complex="9pt"/>
    </style:style>
    <style:style style:name="T21" style:family="text">
      <style:text-properties style:text-outline="false" style:text-line-through-style="none" fo:font-size="9pt" fo:font-style="normal" fo:text-shadow="none" style:text-underline-style="none" fo:font-weight="normal" style:font-name-asian="IPA Pゴシック1" style:font-size-asian="9pt" style:font-style-asian="normal" style:font-weight-asian="normal" style:font-name-complex="ＭＳ ゴシック" style:font-size-complex="9pt" style:font-style-complex="normal" style:font-weight-complex="normal"/>
    </style:style>
    <style:style style:name="T29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IPA Pゴシック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3" style:family="text">
      <style:text-properties fo:color="#000000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name-complex="Arial1" style:font-size-complex="9pt" style:font-style-complex="normal" style:font-weight-complex="normal"/>
    </style:style>
    <style:style style:name="T30" style:family="text">
      <style:text-properties fo:font-size="9pt" style:font-size-asian="9pt" style:font-size-complex="9pt"/>
    </style:style>
    <style:style style:name="T32" style:family="text">
      <style:text-properties style:font-name="IPA Pゴシック1" fo:font-size="9pt" style:font-name-asian="IPA Pゴシック1" style:font-size-asian="9pt" style:font-name-complex="Tahoma" style:font-size-complex="9pt"/>
    </style:style>
    <style:style style:name="T22" style:family="text">
      <style:text-properties fo:color="#000000" style:text-outline="false" style:text-line-through-style="none" style:font-name="IPA Pゴシック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4" style:family="text">
      <style:text-properties fo:color="#000000" style:text-outline="false" style:text-line-through-style="none" style:font-name="IPA P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T25" style:family="text">
      <style:text-properties style:text-outline="false" style:text-line-through-style="none" fo:font-style="normal" fo:text-shadow="none" style:text-underline-style="none" fo:font-weight="normal" style:font-name-asian="IPA Pゴシック11" style:font-size-asian="11pt" style:font-style-asian="normal" style:font-weight-asian="normal" style:font-name-complex="IPA Pゴシック11" style:font-size-complex="11pt" style:font-style-complex="normal" style:font-weight-complex="normal"/>
    </style:style>
    <style:style style:name="T26" style:family="text">
      <style:text-properties style:text-outline="false" style:text-line-through-style="none" fo:font-style="normal" fo:text-shadow="none" style:text-underline-style="none" fo:font-weight="normal" style:font-name-asian="IPA Pゴシック2" style:font-size-asian="11pt" style:font-style-asian="normal" style:font-weight-asian="normal" style:font-name-complex="IPA Pゴシック2" style:font-size-complex="11pt" style:font-style-complex="normal" style:font-weight-complex="normal"/>
    </style:style>
    <style:style style:name="T27" style:family="text">
      <style:text-properties style:text-outline="false" style:text-line-through-style="none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color="#000000" style:text-outline="false" style:text-line-through-style="none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Oracleからの移行手順（6章用）" table:style-name="ta2"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25"/>
        <table:table-column table:style-name="co13" table:number-columns-repeated="1014" table:default-cell-style-name="ce26"/>
        <table:table-column table:style-name="co14" table:default-cell-style-name="ce26"/>
        <table:table-row table:style-name="ro2">
          <table:table-cell table:style-name="ce8" office:value-type="string">
            <text:p>No</text:p>
          </table:table-cell>
          <table:table-cell table:style-name="ce8" office:value-type="string">
            <text:p>概要</text:p>
          </table:table-cell>
          <table:table-cell table:style-name="ce8" office:value-type="string">
            <text:p>対象</text:p>
          </table:table-cell>
          <table:table-cell table:style-name="ce8" office:value-type="string">
            <text:p>ユーザ</text:p>
          </table:table-cell>
          <table:table-cell table:style-name="ce8" office:value-type="string">
            <text:p>ツール（あれば）</text:p>
          </table:table-cell>
          <table:table-cell table:style-name="ce8" office:value-type="string">
            <text:p>コマンド等</text:p>
          </table:table-cell>
          <table:table-cell table:style-name="ce8" office:value-type="string">
            <text:p>確認 （確認コマンド等）</text:p>
          </table:table-cell>
          <table:table-cell table:style-name="ce8" office:value-type="string">
            <text:p>備考</text:p>
          </table:table-cell>
          <table:table-cell table:style-name="ce18" office:value-type="string">
            <text:p>本編関連箇所</text:p>
          </table:table-cell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8" office:value-type="string">
            <text:p>移行元スキーマ作成</text:p>
          </table:table-cell>
          <table:table-cell table:style-name="ce9" office:value-type="string">
            <text:p>任意のマシン</text:p>
          </table:table-cell>
          <table:table-cell table:style-name="ce9" office:value-type="string">
            <text:p>任意のユーザ</text:p>
          </table:table-cell>
          <table:table-cell table:style-name="ce9" office:value-type="string">
            <text:p>JdbcRunner</text:p>
          </table:table-cell>
          <table:table-cell table:style-name="ce9" office:value-type="string">
            <text:p><text:span text:style-name="T1">$ export </text:span><text:span text:style-name="T2">CLASSPATH</text:span><text:span text:style-name="T3">=/usr/lib/oracle/11.2/client64/lib/ojdbc6.jar:</text:span><text:span text:style-name="T4">jdbcrunner</text:span><text:span text:style-name="T4">展開したディレクトリ</text:span><text:span text:style-name="T3">/jdbcrunner-1.2.jar</text:span></text:p>
            <text:p><text:span text:style-name="T3"/></text:p>
            <text:p><text:span text:style-name="T3">$ java JR j</text:span><text:span text:style-name="T4">dbcrunner</text:span><text:span text:style-name="T4">を展開したディレクトリ</text:span><text:span text:style-name="T3">/scripts/tpcc_load.js</text:span></text:p>
          </table:table-cell>
          <table:table-cell table:style-name="ce9"/>
          <table:table-cell table:style-name="ce9" office:value-type="string">
            <text:p><text:span text:style-name="T6">tpcc_load.js</text:span><text:span text:style-name="T6">を以下の様に修正</text:span></text:p>
            <text:p><text:span text:style-name="T6">var jdbcUrl = "jdbc:oracle:thin:@localhost:1521:orcl";</text:span></text:p>
            <text:p><text:span text:style-name="T6">var jdbcUser = "scott";</text:span></text:p>
            <text:p><text:span text:style-name="T6">var jdbcPass = "tiger";</text:span></text:p>
          </table:table-cell>
          <table:table-cell table:style-name="ce18" office:value-type="string">
            <text:p>-</text:p>
          </table:table-cell>
          <table:table-cell table:number-columns-repeated="1015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9" office:value-type="string">
            <text:p>移行元テーブルへの行数・サイズ確認</text:p>
          </table:table-cell>
          <table:table-cell table:style-name="ce9" office:value-type="string">
            <text:p>任意のマシン</text:p>
          </table:table-cell>
          <table:table-cell table:style-name="ce9" table:number-columns-repeated="2"/>
          <table:table-cell table:style-name="ce12" office:value-type="string">
            <text:p><text:span text:style-name="T5">1.</text:span><text:span text:style-name="T5">テーブル毎の行数を確認</text:span></text:p>
            <text:p><text:span text:style-name="T5">SQL&gt; SELECT TABLE_NAME, NUM_ROWS FROM USER_TABLES;</text:span></text:p>
            <text:p><text:span text:style-name="T5">(</text:span><text:span text:style-name="T5">省略</text:span><text:span text:style-name="T5">)</text:span></text:p>
            <text:p><text:span text:style-name="T5">TABLE_NAME <text:s text:c="22"/>NUM_ROWS</text:span></text:p>
            <text:p><text:span text:style-name="T5">------------------------------ ----------</text:span></text:p>
            <text:p><text:span text:style-name="T5">HISTORY <text:s text:c="27"/>120000</text:span></text:p>
            <text:p><text:span text:style-name="T5">ITEM <text:s text:c="30"/>100000</text:span></text:p>
            <text:p><text:span text:style-name="T5">STOCK <text:s text:c="29"/>400000</text:span></text:p>
            <text:p><text:span text:style-name="T5">ORDERS <text:s text:c="28"/>120000</text:span></text:p>
            <text:p><text:span text:style-name="T5">(</text:span><text:span text:style-name="T5">省略</text:span><text:span text:style-name="T5">)</text:span></text:p>
          </table:table-cell>
          <table:table-cell table:style-name="ce15"/>
          <table:table-cell table:style-name="ce9" office:value-type="string">
            <text:p>PostgreSQLにデータ移行後、テーブルの行数を確認</text:p>
          </table:table-cell>
          <table:table-cell table:style-name="ce23" office:value-type="string">
            <text:p>1.6.1</text:p>
          </table:table-cell>
          <table:table-cell table:number-columns-repeated="1015"/>
        </table:table-row>
        <table:table-row table:style-name="ro5">
          <table:table-cell table:style-name="ce9" office:value-type="float" office:value="3">
            <text:p>3</text:p>
          </table:table-cell>
          <table:table-cell table:style-name="ce9" office:value-type="string">
            <text:p>既存データの抽出</text:p>
          </table:table-cell>
          <table:table-cell table:style-name="ce9" office:value-type="string">
            <text:p>OracleDatabaseサーバ</text:p>
          </table:table-cell>
          <table:table-cell table:style-name="ce9" office:value-type="string">
            <text:p>oracle</text:p>
          </table:table-cell>
          <table:table-cell table:style-name="ce11"/>
          <table:table-cell table:style-name="ce9" office:value-type="string">
            <text:p><text:span text:style-name="T6">$ time sh extract.sh</text:span></text:p>
            <text:p><text:span text:style-name="T6"/></text:p>
            <text:p><text:span text:style-name="T6">real <text:s text:c="3"/>0m42.368s</text:span></text:p>
            <text:p><text:span text:style-name="T6">user <text:s text:c="3"/>0m16.477s</text:span></text:p>
            <text:p><text:span text:style-name="T6">sys <text:s text:c="4"/>0m7.026s</text:span></text:p>
            <text:p><text:span text:style-name="T6"/></text:p>
            <text:p><text:span text:style-name="T6">※</text:span><text:span text:style-name="T6">real</text:span><text:span text:style-name="T6">表示された時刻を実行時間として記録</text:span></text:p>
          </table:table-cell>
          <table:table-cell table:style-name="ce9" office:value-type="string">
            <text:p><text:span text:style-name="T6">$ ls -l /tmp/*.csv</text:span></text:p>
            <text:p><text:span text:style-name="T6">-rw-rw-r--. 1 oracle oracle 343713855 <text:s/>2</text:span><text:span text:style-name="T6">月 </text:span><text:span text:style-name="T6">26 20:17 2013 /tmp/customer.csv</text:span></text:p>
            <text:p><text:span text:style-name="T6">-rw-rw-r--. 1 oracle oracle <text:s text:c="4"/>29600 <text:s/>2</text:span><text:span text:style-name="T6">月 </text:span><text:span text:style-name="T6">26 20:16 2013 /tmp/district.csv</text:span></text:p>
            <text:p><text:span text:style-name="T6">-rw-rw-r--. 1 oracle oracle <text:s/>68186446 <text:s/>2</text:span><text:span text:style-name="T6">月 </text:span><text:span text:style-name="T6">26 20:16 2013 /tmp/history.csv</text:span></text:p>
            <text:p><text:span text:style-name="T6">-rw-rw-r--. 1 oracle oracle <text:s/>13104447 <text:s/>2</text:span><text:span text:style-name="T6">月 </text:span><text:span text:style-name="T6">26 20:16 2013 /tmp/item.csv</text:span></text:p>
            <text:p><text:span text:style-name="T6">-rw-rw-r--. 1 oracle oracle <text:s text:c="2"/>4752594 <text:s/>2</text:span><text:span text:style-name="T6">月 </text:span><text:span text:style-name="T6">26 20:17 2013 /tmp/new_orders.csv</text:span></text:p>
            <text:p><text:span text:style-name="T6">-rw-rw-r--. 1 oracle oracle 832525128 <text:s/>2</text:span><text:span text:style-name="T6">月 </text:span><text:span text:style-name="T6">26 20:19 2013 /tmp/order_line.csv</text:span></text:p>
            <text:p><text:span text:style-name="T6">-rw-rw-r--. 1 oracle oracle <text:s/>63782721 <text:s/>2</text:span><text:span text:style-name="T6">月 </text:span><text:span text:style-name="T6">26 20:17 2013 /tmp/orders.csv</text:span></text:p>
            <text:p><text:span text:style-name="T6">-rw-rw-r--. 1 oracle oracle 656009831 <text:s/>2</text:span><text:span text:style-name="T6">月 </text:span><text:span text:style-name="T6">26 20:17 2013 /tmp/stock.csv</text:span></text:p>
            <text:p><text:span text:style-name="T6">-rw-rw-r--. 1 oracle oracle <text:s text:c="5"/>2592 <text:s/>2</text:span><text:span text:style-name="T6">月 </text:span><text:span text:style-name="T6">26 20:16 2013 /tmp/warehouse.csv</text:span></text:p>
          </table:table-cell>
          <table:table-cell table:style-name="ce9" office:value-type="string">
            <text:p><text:span text:style-name="T1">1. DATA</text:span><text:span text:style-name="T1">型を</text:span><text:span text:style-name="T1">PostgreSQL</text:span><text:span text:style-name="T1">に扱える文字表現にする</text:span></text:p>
            <text:p><text:span text:style-name="T1">　（</text:span><text:span text:style-name="T1">TO_CHAR</text:span><text:span text:style-name="T1">関数を使用）</text:span></text:p>
            <text:p><text:span text:style-name="T31">実行ファイルについては、シート「</text:span><text:span text:style-name="T31">A_1_extract.sh</text:span><text:span text:style-name="T31">」参照</text:span></text:p>
          </table:table-cell>
          <table:table-cell table:style-name="ce23" office:value-type="string">
            <text:p>2.3.1</text:p>
          </table:table-cell>
          <table:table-cell table:number-columns-repeated="1015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9" office:value-type="string">
            <text:p>既存データの抽出</text:p>
          </table:table-cell>
          <table:table-cell table:style-name="ce9" office:value-type="string">
            <text:p>OracleDatabaseサーバ</text:p>
          </table:table-cell>
          <table:table-cell table:style-name="ce9" office:value-type="string">
            <text:p>oracle</text:p>
          </table:table-cell>
          <table:table-cell table:style-name="ce9"/>
          <table:table-cell table:style-name="ce9" office:value-type="string">
            <text:p><text:span text:style-name="T6">$ time ora2pg</text:span></text:p>
            <text:p><text:span text:style-name="T6"/></text:p>
            <text:p><text:span text:style-name="T6">real</text:span><text:span text:style-name="T6"><text:tab/></text:span><text:span text:style-name="T6"> <text:s text:c="5"/>2m29.831s</text:span></text:p>
            <text:p><text:span text:style-name="T6">user <text:s text:c="6"/>2m15.736s</text:span></text:p>
            <text:p><text:span text:style-name="T6">sys</text:span><text:span text:style-name="T6"><text:tab/></text:span><text:span text:style-name="T6"> <text:s text:c="5"/>0m1.338s</text:span></text:p>
            <text:p><text:span text:style-name="T7">$ java JR j</text:span><text:span text:style-name="T8">dbcrunner</text:span><text:span text:style-name="T8">を展開したディレクトリ</text:span><text:span text:style-name="T7">/scripts/tpcc_load.js</text:span></text:p>
          </table:table-cell>
          <table:table-cell table:style-name="ce9" office:value-type="string">
            <text:p><text:span text:style-name="T6">$ ls -l output.sql</text:span></text:p>
            <text:p><text:span text:style-name="T6">-rw-r--r--. 1 oracle oracle 1135048112 <text:s/>2</text:span><text:span text:style-name="T6">月 </text:span><text:span text:style-name="T6">26 20:40 2013 output.sql</text:span></text:p>
          </table:table-cell>
          <table:table-cell table:style-name="ce9" office:value-type="string">
            <text:p><text:span text:style-name="T6">設定ファイル「</text:span><text:span text:style-name="T6">/etc/ora2pg/ora2pg.conf</text:span><text:span text:style-name="T6">」については、</text:span></text:p>
            <text:p><text:span text:style-name="T6">シート「</text:span><text:span text:style-name="T6">A_2_ora2pg.conf</text:span><text:span text:style-name="T6">」参照</text:span></text:p>
          </table:table-cell>
          <table:table-cell table:style-name="ce23" office:value-type="string">
            <text:p>2.3.1</text:p>
          </table:table-cell>
          <table:table-cell table:number-columns-repeated="1015"/>
        </table:table-row>
        <table:table-row table:style-name="ro7">
          <table:table-cell table:style-name="ce9" office:value-type="float" office:value="5">
            <text:p>5</text:p>
          </table:table-cell>
          <table:table-cell table:style-name="ce9" office:value-type="string">
            <text:p>移行先DBの作成</text:p>
          </table:table-cell>
          <table:table-cell table:style-name="ce9" office:value-type="string">
            <text:p>PostgreSQLサーバ</text:p>
          </table:table-cell>
          <table:table-cell table:style-name="ce9" office:value-type="string">
            <text:p>postgres</text:p>
          </table:table-cell>
          <table:table-cell table:style-name="ce9"/>
          <table:table-cell table:style-name="ce9" office:value-type="string">
            <text:p><text:span text:style-name="T9">$ initdb -E UTF-8 --no-locale -D /home/postgres/data/</text:span></text:p>
            <text:p><text:span text:style-name="T9"/></text:p>
            <text:p><text:span text:style-name="T9">$ pg_ctl start</text:span></text:p>
            <text:p><text:span text:style-name="T10">$ psql -U postgres</text:span></text:p>
            <text:p><text:span text:style-name="T10"/></text:p>
            <text:p><text:span text:style-name="T9">postgres=# CREATE DATABASE tpcc WITH OWNER </text:span><text:span text:style-name="T11">postgres</text:span><text:span text:style-name="T12"> </text:span><text:span text:style-name="T13">CONNECTION LIMIT=-1;</text:span></text:p>
            <text:p><text:span text:style-name="T9">CREATE DATABASE</text:span></text:p>
            <text:p><text:span text:style-name="T9"/></text:p>
            <text:p><text:span text:style-name="T9">Postgres=# \l</text:span></text:p>
            <text:p><text:span text:style-name="T9">(</text:span><text:span text:style-name="T9">省略</text:span><text:span text:style-name="T9">) </text:span></text:p>
          </table:table-cell>
          <table:table-cell table:style-name="ce9" table:number-columns-repeated="2"/>
          <table:table-cell table:style-name="ce23" office:value-type="string">
            <text:p>3.3.3</text:p>
          </table:table-cell>
          <table:table-cell table:style-name="ce27" table:number-columns-repeated="1015"/>
        </table:table-row>
        <table:table-row table:style-name="ro8">
          <table:table-cell table:style-name="ce9" office:value-type="float" office:value="6">
            <text:p>6</text:p>
          </table:table-cell>
          <table:table-cell table:style-name="ce9" office:value-type="string">
            <text:p>OracleDatabaseのオブジェクト権限の確認</text:p>
          </table:table-cell>
          <table:table-cell table:style-name="ce9" office:value-type="string">
            <text:p>OracleDatabaseサーバ</text:p>
          </table:table-cell>
          <table:table-cell table:style-name="ce9" office:value-type="string">
            <text:p>oracle</text:p>
          </table:table-cell>
          <table:table-cell table:style-name="ce9"/>
          <table:table-cell table:style-name="ce9" office:value-type="string">
            <text:p><text:span text:style-name="T6">SQL&gt; select table_name,GRANTEE,PRIVILEGE from USER_TAB_PRIVS where owner='SCOTT';</text:span></text:p>
            <text:p><text:span text:style-name="T6"/></text:p>
            <text:p><text:span text:style-name="T6">no rows selected</text:span></text:p>
          </table:table-cell>
          <table:table-cell table:style-name="ce9"/>
          <table:table-cell table:style-name="ce9" office:value-type="string">
            <text:p>本件では、jdbcrunnerにscott以外のユーザがいないため、何も表示されません。</text:p>
          </table:table-cell>
          <table:table-cell table:style-name="ce24" office:value-type="string">
            <text:p>-</text:p>
          </table:table-cell>
          <table:table-cell table:style-name="ce27" table:number-columns-repeated="1015"/>
        </table:table-row>
        <table:table-row table:style-name="ro9">
          <table:table-cell table:style-name="ce9" office:value-type="float" office:value="7">
            <text:p>7</text:p>
          </table:table-cell>
          <table:table-cell table:style-name="ce9" office:value-type="string">
            <text:p>OracleDatabaseの制約および索引の確認</text:p>
          </table:table-cell>
          <table:table-cell table:style-name="ce9" office:value-type="string">
            <text:p>OracleDatabaseサーバ</text:p>
          </table:table-cell>
          <table:table-cell table:style-name="ce9" office:value-type="string">
            <text:p>oracle</text:p>
          </table:table-cell>
          <table:table-cell table:style-name="ce9"/>
          <table:table-cell table:style-name="ce9" office:value-type="string">
            <text:p><text:span text:style-name="T14">1.</text:span><text:span text:style-name="T14">制約の確認</text:span></text:p>
            <text:p><text:span text:style-name="T15">SQL&gt;select table_name,constraint_name from user_constraints;</text:span></text:p>
            <text:p><text:span text:style-name="T16"/></text:p>
            <text:p><text:span text:style-name="T16">TABLE_NAME <text:s text:c="20"/>CONSTRAINT_NAME</text:span></text:p>
            <text:p><text:span text:style-name="T16">------------------------------ ------------------------------</text:span></text:p>
            <text:p><text:span text:style-name="T16">NEW_ORDERS <text:s text:c="20"/>NEW_ORDERS_FK1</text:span></text:p>
            <text:p><text:span text:style-name="T16">ORDER_LINE <text:s text:c="20"/>ORDER_LINE_FK1</text:span></text:p>
            <text:p><text:span text:style-name="T6">(</text:span><text:span text:style-name="T6">省略</text:span><text:span text:style-name="T6">)</text:span></text:p>
            <text:p><text:span text:style-name="T6"/></text:p>
            <text:p><text:span text:style-name="T6">2. </text:span><text:span text:style-name="T6">索引の確認</text:span></text:p>
            <text:p><text:span text:style-name="T6">SQL&gt;select TABLE_NAME,INDEX_NAME from user_indexes;</text:span></text:p>
            <text:p><text:span text:style-name="T6"/></text:p>
            <text:p><text:span text:style-name="T6">TABLE_NAME <text:s text:c="20"/>INDEX_NAME</text:span></text:p>
            <text:p><text:span text:style-name="T6">------------------------------ ------------------------------</text:span></text:p>
            <text:p><text:span text:style-name="T6">WAREHOUSE <text:s text:c="21"/>WAREHOUSE_PK</text:span></text:p>
            <text:p><text:span text:style-name="T6">STOCK <text:s text:c="25"/>STOCK_PK</text:span></text:p>
            <text:p><text:span text:style-name="T6">ORDER_LINE <text:s text:c="20"/>ORDER_LINE_PK</text:span></text:p>
            <text:p><text:span text:style-name="T6">ORDERS <text:s text:c="24"/>ORDERS_PK</text:span></text:p>
            <text:p><text:span text:style-name="T6">ORDERS <text:s text:c="24"/>ORDERS_IX1</text:span></text:p>
            <text:p><text:span text:style-name="T6">NEW_ORDERS <text:s text:c="20"/>NEW_ORDERS_PK</text:span></text:p>
            <text:p><text:span text:style-name="T6">ITEM <text:s text:c="26"/>ITEM_PK</text:span></text:p>
            <text:p><text:span text:style-name="T6">EMP <text:s text:c="27"/>PK_EMP</text:span></text:p>
            <text:p><text:span text:style-name="T6">DISTRICT <text:s text:c="22"/>DISTRICT_PK</text:span></text:p>
            <text:p><text:span text:style-name="T6">DEPT <text:s text:c="26"/>PK_DEPT</text:span></text:p>
            <text:p><text:span text:style-name="T6">(</text:span><text:span text:style-name="T6">省略</text:span><text:span text:style-name="T6">)</text:span></text:p>
            <text:p><text:span text:style-name="T6"/></text:p>
            <text:p><text:span text:style-name="T6"/></text:p>
          </table:table-cell>
          <table:table-cell table:style-name="ce9" table:number-columns-repeated="2"/>
          <table:table-cell table:style-name="ce24" office:value-type="string">
            <text:p>1.7.1</text:p>
          </table:table-cell>
          <table:table-cell table:style-name="ce27" table:number-columns-repeated="1015"/>
        </table:table-row>
        <table:table-row table:style-name="ro10">
          <table:table-cell table:style-name="ce9" office:value-type="float" office:value="8">
            <text:p>8</text:p>
          </table:table-cell>
          <table:table-cell table:style-name="ce9" office:value-type="string">
            <text:p>PostgreSQLのユーザの作成</text:p>
          </table:table-cell>
          <table:table-cell table:style-name="ce9" office:value-type="string">
            <text:p>PostgreSQLサーバ</text:p>
          </table:table-cell>
          <table:table-cell table:style-name="ce9" office:value-type="string">
            <text:p>postgres</text:p>
          </table:table-cell>
          <table:table-cell table:style-name="ce9"/>
          <table:table-cell table:style-name="ce13" office:value-type="string">
            <text:p>$ psql <text:span text:style-name="T17">-U postgres</text:span></text:p>
            <text:p>postgres=# create role scott with login password 'tiger';</text:p>
            <text:p>$ psql -U postgres -d tpcc</text:p>
            <text:p>tpcc=# create schema AUTHORIZATION scott;</text:p>
          </table:table-cell>
          <table:table-cell table:style-name="ce9"/>
          <table:table-cell table:style-name="ce9" office:value-type="string">
            <text:p>必要であれば、Oracleのscottと権限を合わせる</text:p>
          </table:table-cell>
          <table:table-cell table:style-name="ce23" office:value-type="string">
            <text:p>1.5.1</text:p>
          </table:table-cell>
          <table:table-cell table:style-name="ce27" table:number-columns-repeated="1015"/>
        </table:table-row>
        <table:table-row table:style-name="ro11">
          <table:table-cell table:style-name="ce9" office:value-type="float" office:value="9">
            <text:p>9</text:p>
          </table:table-cell>
          <table:table-cell table:style-name="ce9" office:value-type="string">
            <text:p>PostgreSQL</text:p>
            <text:p>テーブル定義</text:p>
          </table:table-cell>
          <table:table-cell table:style-name="ce9" office:value-type="string">
            <text:p>任意のマシン</text:p>
          </table:table-cell>
          <table:table-cell table:number-columns-repeated="2" table:style-name="ce9" office:value-type="string">
            <text:p>-</text:p>
          </table:table-cell>
          <table:table-cell table:style-name="ce9" office:value-type="string">
            <text:p>$ psql -U scott -f create_postgres_table.sql tpcc</text:p>
          </table:table-cell>
          <table:table-cell table:style-name="ce16" office:value-type="string">
            <text:p><text:span text:style-name="T28">$ psql -U scott -d tpcc</text:span></text:p>
            <text:p><text:span text:style-name="T28"/></text:p>
            <text:p><text:span text:style-name="T28">tpcc=&gt; \d</text:span></text:p>
            <text:p><text:span text:style-name="T28"><text:s text:c="10"/></text:span><text:span text:style-name="T28">List of relations</text:span></text:p>
            <text:p><text:span text:style-name="T28"><text:s/></text:span><text:span text:style-name="T28">Schema | <text:s text:c="3"/>Name <text:s text:c="3"/>| Type <text:s/>| Owner</text:span></text:p>
            <text:p><text:span text:style-name="T28">--------+------------+-------+-------</text:span></text:p>
            <text:p><text:span text:style-name="T28"><text:s/></text:span><text:span text:style-name="T28">scott <text:s/>| customer <text:s text:c="2"/>| table | scott</text:span></text:p>
            <text:p><text:span text:style-name="T28"><text:s/></text:span><text:span text:style-name="T28">scott <text:s/>| district <text:s text:c="2"/>| table | scott</text:span></text:p>
            <text:p><text:span text:style-name="T28"><text:s/></text:span><text:span text:style-name="T28">scott <text:s/>| history <text:s text:c="3"/>| table | scott</text:span></text:p>
            <text:p><text:span text:style-name="T28"><text:s/></text:span><text:span text:style-name="T28">scott <text:s/>| item <text:s text:c="6"/>| table | scott</text:span></text:p>
            <text:p><text:span text:style-name="T28"><text:s/></text:span><text:span text:style-name="T28">scott <text:s/>| new_orders | table | scott</text:span></text:p>
            <text:p><text:span text:style-name="T28"><text:s/></text:span><text:span text:style-name="T28">scott <text:s/>| order_line | table | scott</text:span></text:p>
            <text:p><text:span text:style-name="T28"><text:s/></text:span><text:span text:style-name="T28">scott <text:s/>| orders <text:s text:c="4"/>| table | scott</text:span></text:p>
            <text:p><text:span text:style-name="T28"><text:s/></text:span><text:span text:style-name="T28">scott <text:s/>| stock <text:s text:c="5"/>| table | scott</text:span></text:p>
            <text:p><text:span text:style-name="T28"><text:s/></text:span><text:span text:style-name="T28">scott <text:s/>| test <text:s text:c="6"/>| table | scott</text:span></text:p>
            <text:p><text:span text:style-name="T28"><text:s/></text:span><text:span text:style-name="T28">scott <text:s/>| warehouse <text:s/>| table | scott</text:span></text:p>
            <text:p><text:span text:style-name="T28">(10 rows)</text:span></text:p>
          </table:table-cell>
          <table:table-cell table:style-name="ce9" office:value-type="string">
            <text:p>実行ファイルについては、シート「A_3_create_postgres_table.sql」参照</text:p>
          </table:table-cell>
          <table:table-cell table:style-name="ce23" office:value-type="string">
            <text:p>1.4</text:p>
          </table:table-cell>
          <table:table-cell table:style-name="ce27" table:number-columns-repeated="1015"/>
        </table:table-row>
        <table:table-row table:style-name="ro12">
          <table:table-cell table:style-name="ce9" office:value-type="float" office:value="10">
            <text:p>10</text:p>
          </table:table-cell>
          <table:table-cell table:style-name="ce9" office:value-type="string">
            <text:p>データの投入(COPY)</text:p>
          </table:table-cell>
          <table:table-cell table:style-name="ce9" office:value-type="string">
            <text:p>PostgreSQLサーバ</text:p>
          </table:table-cell>
          <table:table-cell table:style-name="ce9" office:value-type="string">
            <text:p>postgres</text:p>
          </table:table-cell>
          <table:table-cell table:style-name="ce9" office:value-type="string">
            <text:p>COPY</text:p>
          </table:table-cell>
          <table:table-cell table:style-name="ce9" office:value-type="string">
            <text:p>$ psql -U postgres -d tpcc</text:p>
            <text:p><text:span text:style-name="T6">tpcc=</text:span># <text:s/>\timing</text:p>
            <text:p>Timing is on.</text:p>
            <text:p/>
            <text:p>tpcc=# copy scott.warehouse from '/tmp/warehouse.csv' CSV;</text:p>
            <text:p>COPY 4</text:p>
            <text:p>Time: 11.434 ms</text:p>
            <text:p/>
            <text:p><text:span text:style-name="T6">tpcc=# copy scott.district from '/tmp/district.csv' CSV;</text:span></text:p>
            <text:p><text:span text:style-name="T6">COPY 40</text:span></text:p>
            <text:p><text:span text:style-name="T6">Time: 12.495 ms</text:span></text:p>
            <text:p><text:span text:style-name="T6"/></text:p>
            <text:p><text:span text:style-name="T6">tpcc=# copy scott.customer from '/tmp/customer.csv' CSV;</text:span></text:p>
            <text:p><text:span text:style-name="T6">COPY 120000</text:span></text:p>
            <text:p><text:span text:style-name="T6">Time: 3489.972 ms</text:span></text:p>
            <text:p><text:span text:style-name="T6"/></text:p>
            <text:p><text:span text:style-name="T18">tpcc=# copy scott.history from '/tmp/history.csv' CSV;</text:span></text:p>
            <text:p><text:span text:style-name="T18">COPY 120000</text:span></text:p>
            <text:p><text:span text:style-name="T18">Time: 601.041 ms</text:span></text:p>
            <text:p><text:span text:style-name="T6"/></text:p>
            <text:p><text:span text:style-name="T6">tpcc= # </text:span>copy scott.item from '/tmp/item.csv' CSV;</text:p>
            <text:p>COPY 100000</text:p>
            <text:p>Time: 623.251 ms</text:p>
            <text:p/>
            <text:p><text:span text:style-name="T18">tpcc= # copy scott.stock from '/tmp/stock.csv' CSV;</text:span></text:p>
            <text:p><text:span text:style-name="T19">COPY 400000</text:span></text:p>
            <text:p><text:span text:style-name="T19">Time: 7502.149 ms</text:span></text:p>
            <text:p><text:span text:style-name="T19"/></text:p>
            <text:p><text:span text:style-name="T19">tpcc=# copy scott.orders from '/tmp/orders.csv' CSV;</text:span></text:p>
            <text:p><text:span text:style-name="T19">COPY 120000</text:span></text:p>
            <text:p><text:span text:style-name="T19">Time: 601.322 ms</text:span></text:p>
            <text:p><text:span text:style-name="T19"/></text:p>
            <text:p>tpcc=# copy scott.new_orders from '/tmp/new_orders.csv' CSV;</text:p>
            <text:p>COPY 36000</text:p>
            <text:p>Time: 68.779 ms</text:p>
            <text:p><text:s/></text:p>
            <text:p><text:span text:style-name="T6">tpcc= #copy scott.order_line from '/tmp/order_line.csv' with (NULL </text:span><text:span text:style-name="T20">'1900/01/01',</text:span><text:span text:style-name="T6">format CSV);</text:span></text:p>
            <text:p>COPY 1199845</text:p>
            <text:p>Time: 8006.671 </text:p>
          </table:table-cell>
          <table:table-cell table:style-name="ce9" table:number-columns-repeated="2"/>
          <table:table-cell table:style-name="ce23" office:value-type="string">
            <text:p>4.1</text:p>
          </table:table-cell>
          <table:table-cell table:number-columns-repeated="1015"/>
        </table:table-row>
        <table:table-row table:style-name="ro13">
          <table:table-cell table:style-name="ce9" office:value-type="float" office:value="11">
            <text:p>11</text:p>
          </table:table-cell>
          <table:table-cell table:style-name="ce9" office:value-type="string">
            <text:p>データの投入(Ora2Pg)</text:p>
          </table:table-cell>
          <table:table-cell table:style-name="ce9" office:value-type="string">
            <text:p>PostgreSQLサーバ</text:p>
          </table:table-cell>
          <table:table-cell table:style-name="ce9" office:value-type="string">
            <text:p>postgres</text:p>
          </table:table-cell>
          <table:table-cell table:style-name="ce9" office:value-type="string">
            <text:p>COPY</text:p>
            <text:p>（Ora2Pg抽出）</text:p>
          </table:table-cell>
          <table:table-cell table:style-name="ce9" office:value-type="string">
            <text:p>$ time psql -f /tmp/output.sql tpcc</text:p>
            <text:p>(省略)</text:p>
            <text:p>real<text:tab/>0m16.841s</text:p>
            <text:p>user<text:tab/>0m0.535s</text:p>
            <text:p>sys<text:tab/>0m0.323s</text:p>
          </table:table-cell>
          <table:table-cell table:style-name="ce9"/>
          <table:table-cell table:style-name="ce17"/>
          <table:table-cell table:style-name="ce23" office:value-type="string">
            <text:p>4.2</text:p>
          </table:table-cell>
          <table:table-cell table:number-columns-repeated="1015"/>
        </table:table-row>
        <table:table-row table:style-name="ro14">
          <table:table-cell table:style-name="ce9" office:value-type="float" office:value="12">
            <text:p>12</text:p>
          </table:table-cell>
          <table:table-cell table:style-name="ce9" office:value-type="string">
            <text:p>データの投入(pg_bulkload)</text:p>
          </table:table-cell>
          <table:table-cell table:style-name="ce9" office:value-type="string">
            <text:p>PostgreSQLサーバ</text:p>
          </table:table-cell>
          <table:table-cell table:style-name="ce9" office:value-type="string">
            <text:p>postgres</text:p>
          </table:table-cell>
          <table:table-cell table:style-name="ce9" office:value-type="string">
            <text:p>pg_bulkload</text:p>
          </table:table-cell>
          <table:table-cell table:style-name="ce14" office:value-type="string">
            <text:p><text:span text:style-name="T21">$ psql -U postgres -d tpcc</text:span></text:p>
            <text:p><text:span text:style-name="T21">tpcc=# CREATE EXTENSION pg_bulkload ;</text:span></text:p>
            <text:p><text:span text:style-name="T21">CREATE EXTENSION</text:span></text:p>
            <text:p><text:span text:style-name="T21"/></text:p>
            <text:p><text:span text:style-name="T21">$ time pg_bulkload /home/postgres/tpcc_warehouse.ctl -d tpcc</text:span></text:p>
            <text:p><text:span text:style-name="T21">(</text:span><text:span text:style-name="T21">省略</text:span><text:span text:style-name="T21">)</text:span></text:p>
            <text:p><text:span text:style-name="T21"><text:tab/></text:span><text:span text:style-name="T21">4 Rows successfully loaded.</text:span></text:p>
            <text:p><text:span text:style-name="T21"><text:tab/></text:span><text:span text:style-name="T21">0 Rows not loaded due to parse errors.</text:span></text:p>
            <text:p><text:span text:style-name="T21">(</text:span><text:span text:style-name="T21">省略</text:span><text:span text:style-name="T21">)</text:span></text:p>
            <text:p><text:span text:style-name="T21"/></text:p>
            <text:p><text:span text:style-name="T21">real</text:span><text:span text:style-name="T21"><text:tab/></text:span><text:span text:style-name="T21">0m0.157s</text:span></text:p>
            <text:p><text:span text:style-name="T21">user</text:span><text:span text:style-name="T21"><text:tab/></text:span><text:span text:style-name="T21">0m0.003s</text:span></text:p>
            <text:p><text:span text:style-name="T21">sys</text:span><text:span text:style-name="T21"><text:tab/></text:span><text:span text:style-name="T21">0m0.004s</text:span></text:p>
            <text:p><text:span text:style-name="T21"/></text:p>
            <text:p><text:span text:style-name="T21">$ time pg_bulkload /home/postgres/tpcc_distrinct.ctl -d tpcc </text:span></text:p>
            <text:p><text:span text:style-name="T21">(</text:span><text:span text:style-name="T21">省略</text:span><text:span text:style-name="T21">)</text:span></text:p>
            <text:p><text:span text:style-name="T21"><text:tab/></text:span><text:span text:style-name="T21">40 Rows successfully loaded.</text:span></text:p>
            <text:p><text:span text:style-name="T21">(</text:span><text:span text:style-name="T21">省略</text:span><text:span text:style-name="T21">)</text:span></text:p>
            <text:p><text:span text:style-name="T21">real</text:span><text:span text:style-name="T21"><text:tab/></text:span><text:span text:style-name="T21">0m0.103s</text:span></text:p>
            <text:p><text:span text:style-name="T21">user</text:span><text:span text:style-name="T21"><text:tab/></text:span><text:span text:style-name="T21">0m0.002s</text:span></text:p>
            <text:p><text:span text:style-name="T21">sys</text:span><text:span text:style-name="T21"><text:tab/></text:span><text:span text:style-name="T21">0m0.002s</text:span></text:p>
            <text:p><text:span text:style-name="T21"/></text:p>
            <text:p><text:span text:style-name="T21"/></text:p>
            <text:p><text:span text:style-name="T21">$ time pg_bulkload /home/postgres/tpcc_customer.ctl -d tpcc</text:span></text:p>
            <text:p><text:span text:style-name="T21">(</text:span><text:span text:style-name="T21">省略</text:span><text:span text:style-name="T21">)</text:span></text:p>
            <text:p><text:span text:style-name="T21"><text:tab/></text:span><text:span text:style-name="T21">120000 Rows successfully loaded.</text:span></text:p>
            <text:p><text:span text:style-name="T21">(</text:span><text:span text:style-name="T21">省略</text:span><text:span text:style-name="T21">)</text:span></text:p>
            <text:p><text:span text:style-name="T21">real</text:span><text:span text:style-name="T21"><text:tab/></text:span><text:span text:style-name="T21">0m1.954s</text:span></text:p>
            <text:p><text:span text:style-name="T21">user</text:span><text:span text:style-name="T21"><text:tab/></text:span><text:span text:style-name="T21">0m0.002s</text:span></text:p>
            <text:p><text:span text:style-name="T21">sys</text:span><text:span text:style-name="T21"><text:tab/></text:span><text:span text:style-name="T21">0m0.003s</text:span></text:p>
            <text:p><text:span text:style-name="T21"/></text:p>
            <text:p><text:span text:style-name="T21">$ time pg_bulkload /home/postgres/tpcc_history.ctl -d tpcc </text:span></text:p>
            <text:p><text:span text:style-name="T21">(</text:span><text:span text:style-name="T21">省略</text:span><text:span text:style-name="T21">)</text:span></text:p>
            <text:p><text:span text:style-name="T21"><text:tab/></text:span><text:span text:style-name="T21">120000 Rows successfully loaded.</text:span></text:p>
            <text:p><text:span text:style-name="T21">(</text:span><text:span text:style-name="T21">省略</text:span><text:span text:style-name="T21">)</text:span></text:p>
            <text:p><text:span text:style-name="T21"/></text:p>
            <text:p><text:span text:style-name="T21">real</text:span><text:span text:style-name="T21"><text:tab/></text:span><text:span text:style-name="T21">0m0.581s</text:span></text:p>
            <text:p><text:span text:style-name="T21">user</text:span><text:span text:style-name="T21"><text:tab/></text:span><text:span text:style-name="T21">0m0.001s</text:span></text:p>
            <text:p><text:span text:style-name="T21">sys</text:span><text:span text:style-name="T21"><text:tab/></text:span><text:span text:style-name="T21">0m0.004</text:span></text:p>
            <text:p><text:span text:style-name="T21"/></text:p>
            <text:p><text:span text:style-name="T21">$ time pg_bulkload /home/postgres/tpcc_item.ctl -d tpcc</text:span></text:p>
            <text:p><text:span text:style-name="T21">(</text:span><text:span text:style-name="T21">省略</text:span><text:span text:style-name="T21">)</text:span></text:p>
            <text:p><text:span text:style-name="T21"><text:tab/></text:span><text:span text:style-name="T21">100000 Rows successfully loaded.</text:span></text:p>
            <text:p><text:span text:style-name="T21">(</text:span><text:span text:style-name="T21">省略</text:span><text:span text:style-name="T21">)</text:span></text:p>
            <text:p><text:span text:style-name="T21"/></text:p>
            <text:p><text:span text:style-name="T21">real</text:span><text:span text:style-name="T21"><text:tab/></text:span><text:span text:style-name="T21">0m0.596s</text:span></text:p>
            <text:p><text:span text:style-name="T21">user</text:span><text:span text:style-name="T21"><text:tab/></text:span><text:span text:style-name="T21">0m0.002s</text:span></text:p>
            <text:p><text:span text:style-name="T21">sys</text:span><text:span text:style-name="T21"><text:tab/></text:span><text:span text:style-name="T21">0m0.004s</text:span></text:p>
            <text:p><text:span text:style-name="T21"/></text:p>
            <text:p><text:span text:style-name="T21">$ time pg_bulkload /home/postgres/tpcc_stock.ctl -d tpcc</text:span></text:p>
            <text:p><text:span text:style-name="T21">(</text:span><text:span text:style-name="T21">省略</text:span><text:span text:style-name="T21">)</text:span></text:p>
            <text:p><text:span text:style-name="T21"><text:tab/></text:span><text:span text:style-name="T21">400000 Rows successfully loaded.</text:span></text:p>
            <text:p><text:span text:style-name="T21">(</text:span><text:span text:style-name="T21">省略</text:span><text:span text:style-name="T21">)</text:span></text:p>
            <text:p><text:span text:style-name="T21"/></text:p>
            <text:p><text:span text:style-name="T21">real</text:span><text:span text:style-name="T21"><text:tab/></text:span><text:span text:style-name="T21">0m3.853s</text:span></text:p>
            <text:p><text:span text:style-name="T21">user</text:span><text:span text:style-name="T21"><text:tab/></text:span><text:span text:style-name="T21">0m0.002s</text:span></text:p>
            <text:p><text:span text:style-name="T21">sys</text:span><text:span text:style-name="T21"><text:tab/></text:span><text:span text:style-name="T21">0m0.003s</text:span></text:p>
            <text:p><text:span text:style-name="T21"/></text:p>
            <text:p><text:span text:style-name="T21">$ time pg_bulkload /home/postgres/tpcc_orders.ctl -d tpcc </text:span></text:p>
            <text:p><text:span text:style-name="T21">(</text:span><text:span text:style-name="T21">省略</text:span><text:span text:style-name="T21">)</text:span></text:p>
            <text:p><text:span text:style-name="T21"><text:tab/></text:span><text:span text:style-name="T21">120000 Rows successfully loaded.</text:span></text:p>
            <text:p><text:span text:style-name="T21">(</text:span><text:span text:style-name="T21">省略</text:span><text:span text:style-name="T21">)</text:span></text:p>
            <text:p><text:span text:style-name="T21"/></text:p>
            <text:p><text:span text:style-name="T21">real</text:span><text:span text:style-name="T21"><text:tab/></text:span><text:span text:style-name="T21">0m0.540s</text:span></text:p>
            <text:p><text:span text:style-name="T21">user</text:span><text:span text:style-name="T21"><text:tab/></text:span><text:span text:style-name="T21">0m0.001s</text:span></text:p>
            <text:p><text:span text:style-name="T21">sys</text:span><text:span text:style-name="T21"><text:tab/></text:span><text:span text:style-name="T21">0m0.003s</text:span></text:p>
            <text:p><text:span text:style-name="T21"/></text:p>
            <text:p><text:span text:style-name="T21">$ time pg_bulkload /home/postgres/tpcc_new_orders.ctl -d tpcc</text:span></text:p>
            <text:p><text:span text:style-name="T21">(</text:span><text:span text:style-name="T21">省略</text:span><text:span text:style-name="T21">)</text:span></text:p>
            <text:p><text:span text:style-name="T21"><text:tab/></text:span><text:span text:style-name="T21">36000 Rows successfully loaded.</text:span></text:p>
            <text:p><text:span text:style-name="T21">(</text:span><text:span text:style-name="T21">省略</text:span><text:span text:style-name="T21">)</text:span></text:p>
            <text:p><text:span text:style-name="T21">real</text:span><text:span text:style-name="T21"><text:tab/></text:span><text:span text:style-name="T21">0m0.158s</text:span></text:p>
            <text:p><text:span text:style-name="T21">user</text:span><text:span text:style-name="T21"><text:tab/></text:span><text:span text:style-name="T21">0m0.001s</text:span></text:p>
            <text:p><text:span text:style-name="T21">sys</text:span><text:span text:style-name="T21"><text:tab/></text:span><text:span text:style-name="T21">0m0.007s</text:span></text:p>
            <text:p><text:span text:style-name="T21"/></text:p>
            <text:p><text:span text:style-name="T21">$ time pg_bulkload /home/postgres/tpcc_order_line.ctl -d tpcc </text:span></text:p>
            <text:p><text:span text:style-name="T21">(</text:span><text:span text:style-name="T21">省略</text:span><text:span text:style-name="T21">)</text:span></text:p>
            <text:p><text:span text:style-name="T21"><text:tab/></text:span><text:span text:style-name="T21">1199845 Rows successfully loaded.</text:span></text:p>
            <text:p><text:span text:style-name="T21">(</text:span><text:span text:style-name="T21">省略</text:span><text:span text:style-name="T21">)</text:span></text:p>
            <text:p><text:span text:style-name="T21">real</text:span><text:span text:style-name="T21"><text:tab/></text:span><text:span text:style-name="T21">0m5.468s</text:span></text:p>
            <text:p><text:span text:style-name="T21">user</text:span><text:span text:style-name="T21"><text:tab/></text:span><text:span text:style-name="T21">0m0.001s</text:span></text:p>
            <text:p><text:span text:style-name="T21">sys</text:span><text:span text:style-name="T21"><text:tab/></text:span><text:span text:style-name="T21">0m0.001s</text:span></text:p>
            <text:p><text:span text:style-name="T21"/></text:p>
            <text:p><text:span text:style-name="T21"/></text:p>
          </table:table-cell>
          <table:table-cell table:style-name="ce9" office:value-type="string">
            <text:p><text:span text:style-name="T29">エラーや警告が表示されず、</text:span><text:span text:style-name="T23">successfully loaded </text:span><text:span text:style-name="T29">の行数が</text:span><text:span text:style-name="T23">Oracle</text:span><text:span text:style-name="T29">の移行元表の行数と一致していれば</text:span><text:span text:style-name="T23">OK</text:span></text:p>
            <text:p><text:span text:style-name="T30"/></text:p>
          </table:table-cell>
          <table:table-cell table:style-name="ce9" office:value-type="string">
            <text:p>制御ファイルについては、シート「A_4__pg_bulkload制御ｌファイル」参照</text:p>
            <text:p/>
            <text:p><text:span text:style-name="T32">$PGDATA/pg_bulkload </text:span><text:span text:style-name="T32">ディレクトリの存在を確認する。存在しない場合は、作成する。</text:span></text:p>
          </table:table-cell>
          <table:table-cell table:style-name="ce23" office:value-type="float" office:value="4.3">
            <text:p>4.3</text:p>
          </table:table-cell>
          <table:table-cell table:number-columns-repeated="1015"/>
        </table:table-row>
        <table:table-row table:style-name="ro15">
          <table:table-cell table:style-name="ce9" office:value-type="float" office:value="13">
            <text:p>13</text:p>
          </table:table-cell>
          <table:table-cell table:style-name="ce9" office:value-type="string">
            <text:p>データ投入数の確認</text:p>
          </table:table-cell>
          <table:table-cell table:style-name="ce9" office:value-type="string">
            <text:p>PostgreSQLサーバ</text:p>
          </table:table-cell>
          <table:table-cell table:style-name="ce9" office:value-type="string">
            <text:p>postgres</text:p>
          </table:table-cell>
          <table:table-cell table:style-name="ce9"/>
          <table:table-cell table:style-name="ce9" office:value-type="string">
            <text:p><text:span text:style-name="T22">$ psql -U postgres tpcc</text:span></text:p>
            <text:p><text:span text:style-name="T23">1.</text:span><text:span text:style-name="T23">テーブルの表示</text:span></text:p>
            <text:p><text:span text:style-name="T22">tpcc= # select tablename from pg_tables where schemaname = 'scott' order by tablename;</text:span></text:p>
            <text:p><text:span text:style-name="T22"/></text:p>
            <text:p><text:span text:style-name="T22">tablename</text:span></text:p>
            <text:p><text:span text:style-name="T22">------------</text:span></text:p>
            <text:p><text:span text:style-name="T22"><text:s/></text:span><text:span text:style-name="T22">customer</text:span></text:p>
            <text:p><text:span text:style-name="T22"><text:s/></text:span><text:span text:style-name="T22">district</text:span></text:p>
            <text:p><text:span text:style-name="T22"><text:s/></text:span><text:span text:style-name="T22">history</text:span></text:p>
            <text:p><text:span text:style-name="T22"><text:s/></text:span><text:span text:style-name="T22">item</text:span></text:p>
            <text:p><text:span text:style-name="T22"><text:s/></text:span><text:span text:style-name="T22">new_orders</text:span></text:p>
            <text:p><text:span text:style-name="T22"><text:s/></text:span><text:span text:style-name="T22">order_line</text:span></text:p>
            <text:p><text:span text:style-name="T22"><text:s/></text:span><text:span text:style-name="T22">orders</text:span></text:p>
            <text:p><text:span text:style-name="T22"><text:s/></text:span><text:span text:style-name="T22">stock</text:span></text:p>
            <text:p><text:span text:style-name="T22"><text:s/></text:span><text:span text:style-name="T22">warehouse</text:span></text:p>
            <text:p><text:span text:style-name="T22">(9 rows)</text:span></text:p>
            <text:p><text:span text:style-name="T22"/></text:p>
            <text:p><text:span text:style-name="T22">2.</text:span><text:span text:style-name="T23">.</text:span><text:span text:style-name="T23">テーブルの行数確認</text:span></text:p>
            <text:p><text:span text:style-name="T22">tpcc=# select count(*) from scott.</text:span><text:span text:style-name="T24">テーブル名</text:span><text:span text:style-name="T22">;</text:span></text:p>
            <text:p><text:span text:style-name="T22"/></text:p>
            <text:p><text:span text:style-name="T22">tpcc=# select count(*) from scott.warehouse;</text:span></text:p>
            <text:p><text:span text:style-name="T22"><text:s/></text:span><text:span text:style-name="T22">count</text:span></text:p>
            <text:p><text:span text:style-name="T22">-------</text:span></text:p>
            <text:p><text:span text:style-name="T22"><text:s text:c="5"/></text:span><text:span text:style-name="T22">4</text:span></text:p>
            <text:p><text:span text:style-name="T22">(1 row)</text:span></text:p>
            <text:p><text:span text:style-name="T23">(</text:span><text:span text:style-name="T23">他のテーブルは省略</text:span><text:span text:style-name="T23">)</text:span></text:p>
          </table:table-cell>
          <table:table-cell table:style-name="ce9" office:value-type="string">
            <text:p>項番2と合っているか確認する</text:p>
          </table:table-cell>
          <table:table-cell table:style-name="ce9"/>
          <table:table-cell table:style-name="ce23" office:value-type="float" office:value="5.3">
            <text:p>5.3</text:p>
          </table:table-cell>
          <table:table-cell table:number-columns-repeated="1015"/>
        </table:table-row>
        <table:table-row table:style-name="ro16">
          <table:table-cell table:style-name="ce9" office:value-type="string">
            <text:p>csv</text:p>
          </table:table-cell>
          <table:table-cell table:style-name="ce9" office:value-type="string">
            <text:p>PostgreSQL</text:p>
            <text:p>INDEXおよび制約の作成</text:p>
          </table:table-cell>
          <table:table-cell table:style-name="ce9" office:value-type="string">
            <text:p>PostgreSQLサーバ</text:p>
          </table:table-cell>
          <table:table-cell table:style-name="ce9" office:value-type="string">
            <text:p>postgres</text:p>
          </table:table-cell>
          <table:table-cell table:style-name="ce9"/>
          <table:table-cell table:style-name="ce9" office:value-type="string">
            <text:p>1.プライマリキーおよび索引の定義</text:p>
            <text:p>$ <text:span text:style-name="T25">time psql -U scott -f /tmp/create_postgres_index.sql -d tpcc</text:span></text:p>
            <text:p><text:span text:style-name="T26"/></text:p>
            <text:p>psql:/tmp/create_postgres_index.sql:2: NOTICE: <text:s/>ALTER TABLE / ADD PRIMARY KEY will create implicit index "warehouse_pk" for table "warehouse"</text:p>
            <text:p>ALTER TABLE</text:p>
            <text:p>(省略)</text:p>
            <text:p>real<text:tab/>0m5.661s</text:p>
            <text:p>user<text:tab/>0m0.001s</text:p>
            <text:p>sys<text:tab/>0m0.002s</text:p>
            <text:p/>
            <text:p>2.外部キーの定義</text:p>
            <text:p>$ time psql -U scott -f /tmp/create_postgres_foreingkey.sql -d tpcc</text:p>
            <text:p>ALTER TABLE</text:p>
            <text:p>ALTER TABLE</text:p>
            <text:p>(省略)</text:p>
            <text:p>real <text:s text:c="3"/>0m7.887s</text:p>
            <text:p>user <text:s text:c="3"/>0m0.002s</text:p>
            <text:p>sys <text:s text:c="4"/>0m0.002s</text:p>
          </table:table-cell>
          <table:table-cell table:style-name="ce9" office:value-type="string">
            <text:p><text:span text:style-name="T19">1.</text:span><text:span text:style-name="T19">プライマリキーおよび索引の確認</text:span></text:p>
            <text:p>$ psql -d tpcc</text:p>
            <text:p/>
            <text:p>tpcc=# \di scott.*</text:p>
            <text:p><text:s text:c="18"/>List of relations</text:p>
            <text:p><text:s/>Schema | <text:s text:c="4"/>Name <text:s text:c="5"/>| Type <text:s/>| Owner | <text:s text:c="2"/>Table</text:p>
            <text:p>--------+---------------+-------+-------+------------</text:p>
            <text:p><text:s/>scott <text:s/>| customer_ix1 <text:s/>| index | scott | customer</text:p>
            <text:p><text:s/>scott <text:s/>| customer_pk <text:s text:c="2"/>| index | scott | customer</text:p>
            <text:p><text:s/>scott <text:s/>| district_pk <text:s text:c="2"/>| index | scott | district</text:p>
            <text:p><text:s/>scott <text:s/>| item_pk <text:s text:c="6"/>| index | scott | item</text:p>
            <text:p><text:s/>scott <text:s/>| new_orders_pk | index | scott | new_orders</text:p>
            <text:p><text:s/>scott <text:s/>| order_line_pk | index | scott | order_line</text:p>
            <text:p><text:s/>scott <text:s/>| orders_ix1 <text:s text:c="3"/>| index | scott | orders</text:p>
            <text:p><text:s/>scott <text:s/>| orders_pk <text:s text:c="4"/>| index | scott | orders</text:p>
            <text:p><text:s/>scott <text:s/>| stock_pk <text:s text:c="5"/>| index | scott | stock</text:p>
            <text:p><text:s/>scott <text:s/>| warehouse_pk <text:s/>| index | scott | warehouse</text:p>
            <text:p>(10 rows)</text:p>
            <text:p/>
            <text:p>2.外部キーの確認</text:p>
            <text:p>tpcc=# \d+ scott.history</text:p>
            <text:p>(省略)</text:p>
            <text:p>Foreign-key constraints:</text:p>
            <text:p><text:s text:c="4"/>"history_fk1" FOREIGN KEY (h_w_id, h_d_id) REFERENCES scott.district(d_w_id, d_id)</text:p>
            <text:p><text:s text:c="4"/>"history_fk2" FOREIGN KEY (h_c_w_id, h_c_d_id, h_c_id) REFERENCES scott.customer(c_w_i</text:p>
            <text:p>d, c_d_id, c_id)</text:p>
            <text:p>Has OIDs: no</text:p>
            <text:p>(他のテーブルも同様に確認)</text:p>
          </table:table-cell>
          <table:table-cell table:style-name="ce9" office:value-type="string">
            <text:p>実行ファイルについては、シート「A_5_<text:span text:style-name="T25">create_postgres_index.sql</text:span>」</text:p>
            <text:p><text:span text:style-name="T19">シート「</text:span><text:span text:style-name="T19">A_6_create_postgres_foreign_key.sql</text:span><text:span text:style-name="T19">」を</text:span>参照</text:p>
          </table:table-cell>
          <table:table-cell table:style-name="ce23" office:value-type="float" office:value="5.2">
            <text:p>5.2</text:p>
          </table:table-cell>
          <table:table-cell table:number-columns-repeated="1015"/>
        </table:table-row>
        <table:table-row table:style-name="ro17">
          <table:table-cell table:style-name="ce9" office:value-type="float" office:value="15">
            <text:p>15</text:p>
          </table:table-cell>
          <table:table-cell table:style-name="ce9" office:value-type="string">
            <text:p>PostgreSQLのオブジェクト権限の確認</text:p>
          </table:table-cell>
          <table:table-cell table:style-name="ce9" office:value-type="string">
            <text:p>PostgreSQLサーバ</text:p>
          </table:table-cell>
          <table:table-cell table:style-name="ce9" office:value-type="string">
            <text:p>postgres</text:p>
          </table:table-cell>
          <table:table-cell table:style-name="ce9"/>
          <table:table-cell table:style-name="ce9" office:value-type="string">
            <text:p><text:span text:style-name="T6">$ psql <text:s/>-U scott tpcc</text:span></text:p>
            <text:p><text:span text:style-name="T6"/></text:p>
            <text:p><text:span text:style-name="T6">tpcc=&gt; </text:span># \z scott.*</text:p>
            <text:p><text:s text:c="29"/>Access privileges</text:p>
            <text:p><text:s/>Schema | <text:s text:c="3"/>Name <text:s text:c="3"/>| Type <text:s/>| Access privileges | Column access privileges</text:p>
            <text:p>--------+------------+-------+-------------------+--------------------------</text:p>
            <text:p><text:s/>scott <text:s/>| customer <text:s text:c="2"/>| table | <text:s text:c="18"/>|</text:p>
            <text:p><text:s/>scott <text:s/>| district <text:s text:c="2"/>| table | <text:s text:c="18"/>|</text:p>
            <text:p><text:s/>scott <text:s/>| history <text:s text:c="3"/>| table | <text:s text:c="18"/>|</text:p>
            <text:p><text:s/>scott <text:s/>| item <text:s text:c="6"/>| table | <text:s text:c="18"/>|</text:p>
            <text:p><text:s/>scott <text:s/>| new_orders | table | <text:s text:c="18"/>|</text:p>
            <text:p><text:s/>scott <text:s/>| order_line | table | <text:s text:c="18"/>|</text:p>
            <text:p><text:s/>scott <text:s/>| orders <text:s text:c="4"/>| table | <text:s text:c="18"/>|</text:p>
            <text:p><text:s/>scott <text:s/>| stock <text:s text:c="5"/>| table | <text:s text:c="18"/>|</text:p>
            <text:p><text:s/>scott <text:s/>| test <text:s text:c="6"/>| table | <text:s text:c="18"/>|</text:p>
            <text:p><text:s/>scott <text:s/>| warehouse <text:s/>| table | <text:s text:c="18"/>|</text:p>
            <text:p>(10 rows)</text:p>
          </table:table-cell>
          <table:table-cell table:style-name="ce9" table:number-columns-repeated="2"/>
          <table:table-cell table:style-name="ce23" office:value-type="float" office:value="5.3">
            <text:p>5.3</text:p>
          </table:table-cell>
          <table:table-cell table:number-columns-repeated="1015"/>
        </table:table-row>
        <table:table-row table:style-name="ro18">
          <table:table-cell table:style-name="ce9" office:value-type="float" office:value="16">
            <text:p>16</text:p>
          </table:table-cell>
          <table:table-cell table:style-name="ce9" office:value-type="string">
            <text:p>PostgreSQL</text:p>
            <text:p>ANALYZA/VACCUM</text:p>
          </table:table-cell>
          <table:table-cell table:style-name="ce9" office:value-type="string">
            <text:p>PostgreSQLサーバ</text:p>
          </table:table-cell>
          <table:table-cell table:style-name="ce9" office:value-type="string">
            <text:p>postgres</text:p>
          </table:table-cell>
          <table:table-cell table:style-name="ce9"/>
          <table:table-cell table:style-name="ce15" office:value-type="string">
            <text:p><text:span text:style-name="T27">$ psql -U postgres tpcc</text:span></text:p>
            <text:p><text:span text:style-name="T27"/></text:p>
            <text:p><text:span text:style-name="T27">tpcc=# \timing</text:span></text:p>
            <text:p><text:span text:style-name="T27">tpcc=# VACUUM (FULL,ANALYZE,VERBOSE);</text:span></text:p>
            <text:p><text:span text:style-name="T27">Time: 15120.301 ms</text:span></text:p>
            <text:p><text:span text:style-name="T27"/></text:p>
            <text:p><text:span text:style-name="T27"/></text:p>
          </table:table-cell>
          <table:table-cell table:style-name="ce9" office:value-type="string">
            <text:p>-</text:p>
          </table:table-cell>
          <table:table-cell table:style-name="ce9"/>
          <table:table-cell table:style-name="ce23" office:value-type="float" office:value="5.5">
            <text:p>5.5</text:p>
          </table:table-cell>
          <table:table-cell table:number-columns-repeated="1015"/>
        </table:table-row>
        <table:table-row table:style-name="ro19">
          <table:table-cell table:style-name="ce9" office:value-type="float" office:value="17">
            <text:p>17</text:p>
          </table:table-cell>
          <table:table-cell table:style-name="ce9" office:value-type="string">
            <text:p>移行後のデータベースサイズ取得</text:p>
          </table:table-cell>
          <table:table-cell table:style-name="ce9" office:value-type="string">
            <text:p>PostgreSQLサーバ</text:p>
          </table:table-cell>
          <table:table-cell table:style-name="ce9" office:value-type="string">
            <text:p>postgres</text:p>
          </table:table-cell>
          <table:table-cell table:style-name="ce9"/>
          <table:table-cell table:style-name="ce9" office:value-type="string">
            <text:p><text:span text:style-name="T17">$ psql -U postgres tpcc</text:span></text:p>
            <text:p><text:span text:style-name="T17"/></text:p>
            <text:p><text:span text:style-name="T6">tpcc=# select pg_relation_size('scott.warehouse');</text:span></text:p>
            <text:p><text:span text:style-name="T6"><text:s/></text:span><text:span text:style-name="T6">pg_relation_size </text:span></text:p>
            <text:p><text:span text:style-name="T6">------------------</text:span></text:p>
            <text:p><text:span text:style-name="T6"><text:s text:c="13"/></text:span><text:span text:style-name="T6">8192</text:span></text:p>
            <text:p><text:span text:style-name="T6"/></text:p>
            <text:p><text:span text:style-name="T6">tpcc=# select pg_relation_size('scott.district');</text:span></text:p>
            <text:p><text:span text:style-name="T18"><text:s/></text:span><text:span text:style-name="T18">pg_relation_size </text:span></text:p>
            <text:p><text:span text:style-name="T18">------------------</text:span></text:p>
            <text:p><text:span text:style-name="T18"><text:s text:c="13"/></text:span><text:span text:style-name="T18">8192</text:span></text:p>
            <text:p><text:span text:style-name="T6"/></text:p>
            <text:p><text:span text:style-name="T6">tpcc=# select pg_relation_size('scott.customer');</text:span></text:p>
            <text:p><text:span text:style-name="T6"><text:s/></text:span><text:span text:style-name="T6">pg_relation_size </text:span></text:p>
            <text:p><text:span text:style-name="T6">------------------</text:span></text:p>
            <text:p><text:span text:style-name="T6"><text:s text:c="9"/></text:span><text:span text:style-name="T6">74153984</text:span></text:p>
            <text:p><text:span text:style-name="T6"/></text:p>
            <text:p><text:span text:style-name="T6">tpcc=# select pg_relation_size('scott.history');</text:span></text:p>
            <text:p><text:span text:style-name="T6"><text:s/></text:span><text:span text:style-name="T6">pg_relation_size </text:span></text:p>
            <text:p><text:span text:style-name="T6">------------------</text:span></text:p>
            <text:p><text:span text:style-name="T6"><text:s text:c="9"/></text:span><text:span text:style-name="T6">10616832</text:span></text:p>
            <text:p><text:span text:style-name="T6"/></text:p>
            <text:p><text:span text:style-name="T6">tpcc=# select pg_relation_size('scott.stock');</text:span></text:p>
            <text:p><text:span text:style-name="T6"><text:s/></text:span><text:span text:style-name="T6">Pg_relation_size </text:span></text:p>
            <text:p><text:span text:style-name="T6">------------------</text:span></text:p>
            <text:p><text:span text:style-name="T6"><text:s text:c="8"/></text:span><text:span text:style-name="T6">141893632</text:span></text:p>
            <text:p><text:span text:style-name="T6"/></text:p>
            <text:p><text:span text:style-name="T6">tpcc=# select pg_relation_size('scott.item');</text:span></text:p>
            <text:p><text:span text:style-name="T6"><text:s/></text:span><text:span text:style-name="T6">pg_relation_size </text:span></text:p>
            <text:p><text:span text:style-name="T6">------------------</text:span></text:p>
            <text:p><text:span text:style-name="T6"><text:s text:c="9"/></text:span><text:span text:style-name="T6">10641408</text:span></text:p>
            <text:p><text:span text:style-name="T6"/></text:p>
            <text:p><text:span text:style-name="T6">tpcc=# select pg_relation_size('scott.orders');</text:span></text:p>
            <text:p><text:span text:style-name="T6"><text:s/></text:span><text:span text:style-name="T6">pg_relation_size </text:span></text:p>
            <text:p><text:span text:style-name="T6">------------------</text:span></text:p>
            <text:p><text:span text:style-name="T6"><text:s text:c="10"/></text:span><text:span text:style-name="T6">8192000</text:span></text:p>
            <text:p><text:span text:style-name="T6"/></text:p>
            <text:p><text:span text:style-name="T6">tpcc=# select pg_relation_size('scott.new_orders');</text:span></text:p>
            <text:p><text:span text:style-name="T6"><text:s/></text:span><text:span text:style-name="T6">pg_relation_size </text:span></text:p>
            <text:p><text:span text:style-name="T6">------------------</text:span></text:p>
            <text:p><text:span text:style-name="T6"><text:s text:c="10"/></text:span><text:span text:style-name="T6">1597440</text:span></text:p>
            <text:p><text:span text:style-name="T6"/></text:p>
            <text:p><text:span text:style-name="T6">tpcc=# select pg_relation_size('scott.order_line');</text:span></text:p>
            <text:p><text:span text:style-name="T6"><text:s/></text:span><text:span text:style-name="T6">pg_relation_size </text:span></text:p>
            <text:p><text:span text:style-name="T6">------------------</text:span></text:p>
            <text:p><text:span text:style-name="T6"><text:s text:c="8"/></text:span><text:span text:style-name="T6">121348096</text:span></text:p>
          </table:table-cell>
          <table:table-cell table:style-name="ce9" table:number-columns-repeated="2"/>
          <table:table-cell table:style-name="ce23" office:value-type="float" office:value="5.6">
            <text:p>5.6</text:p>
          </table:table-cell>
          <table:table-cell table:number-columns-repeated="1015"/>
        </table:table-row>
        <table:table-row table:style-name="ro21">
          <table:table-cell table:style-name="ce9" office:value-type="float" office:value="18">
            <text:p>18</text:p>
          </table:table-cell>
          <table:table-cell table:style-name="ce9" office:value-type="string">
            <text:p>アプリケーションテスト</text:p>
          </table:table-cell>
          <table:table-cell table:style-name="ce9" office:value-type="string">
            <text:p>任意のマシン</text:p>
          </table:table-cell>
          <table:table-cell table:style-name="ce9" office:value-type="string">
            <text:p>任意のユーザ</text:p>
          </table:table-cell>
          <table:table-cell table:style-name="ce9"/>
          <table:table-cell table:style-name="ce9" office:value-type="string">
            <text:p><text:span text:style-name="T1">$ export </text:span><text:span text:style-name="T3">CLASSPATH=</text:span><text:span text:style-name="T4">jdbcrunner</text:span><text:span text:style-name="T4">展開したディレクトリ</text:span><text:span text:style-name="T3">/jdbcrunner-1.2.jar</text:span></text:p>
            <text:p><text:span text:style-name="T3"/></text:p>
            <text:p><text:span text:style-name="T3">$ java JR j</text:span><text:span text:style-name="T4">dbcrunner</text:span><text:span text:style-name="T4">を展開したディレクトリ</text:span><text:span text:style-name="T3">/scripts/tpcc.js</text:span></text:p>
          </table:table-cell>
          <table:table-cell table:style-name="ce9"/>
          <table:table-cell table:style-name="ce9" office:value-type="string">
            <text:p><text:span text:style-name="T22">tpcc.js</text:span><text:span text:style-name="T24">を以下の様に修正</text:span></text:p>
            <text:p><text:span text:style-name="T22">var jdbcUrl = "jdbc:postgresql://localhost:5432/tpcc";</text:span></text:p>
            <text:p><text:span text:style-name="T22">var jdbcUser = “scott”; </text:span></text:p>
            <text:p><text:span text:style-name="T22">var jdbcPass = “tiger”;</text:span></text:p>
          </table:table-cell>
          <table:table-cell table:style-name="ce23" office:value-type="float" office:value="5.7">
            <text:p>5.7</text:p>
          </table:table-cell>
          <table:table-cell table:style-name="ce27"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_1_extract_sh" table:style-name="ta4">
        <table:table-column table:style-name="co15" table:default-cell-style-name="ce29"/>
        <table:table-column table:style-name="co16" table:default-cell-style-name="ce29"/>
        <table:table-column table:style-name="co13" table:number-columns-repeated="1021" table:default-cell-style-name="ce29"/>
        <table:table-column table:style-name="co14" table:default-cell-style-name="ce29"/>
        <table:table-row table:style-name="ro20">
          <table:table-cell table:style-name="ce28" office:value-type="string">
            <text:p>A_1_extract.sh</text:p>
          </table:table-cell>
          <table:table-cell table:number-columns-repeated="1023"/>
        </table:table-row>
        <table:table-row table:style-name="ro20">
          <table:table-cell table:number-columns-repeated="1024"/>
        </table:table-row>
        <table:table-row table:style-name="ro20">
          <table:table-cell table:style-name="ce30" office:value-type="string">
            <text:p>1. extract.sh</text:p>
          </table:table-cell>
          <table:table-cell table:number-columns-repeated="1023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table:style-name="ce32" office:value-type="string">
            <text:p>#/bin/sh</text:p>
          </table:table-cell>
          <table:table-cell table:number-columns-repeated="1022"/>
        </table:table-row>
        <table:table-row table:style-name="ro20">
          <table:table-cell/>
          <table:table-cell table:style-name="ce33"/>
          <table:table-cell table:number-columns-repeated="1022"/>
        </table:table-row>
        <table:table-row table:style-name="ro20">
          <table:table-cell/>
          <table:table-cell table:style-name="ce33" office:value-type="string">
            <text:p>SQLPLUS=/home/oracle/app/oracle/product/11.2.0/dbhome_1/bin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ORAUSER=scott/tiger@orcl</text:p>
          </table:table-cell>
          <table:table-cell table:number-columns-repeated="1022"/>
        </table:table-row>
        <table:table-row table:style-name="ro20">
          <table:table-cell/>
          <table:table-cell table:style-name="ce33"/>
          <table:table-cell table:number-columns-repeated="1022"/>
        </table:table-row>
        <table:table-row table:style-name="ro20">
          <table:table-cell/>
          <table:table-cell table:style-name="ce33" office:value-type="string">
            <text:p>#Oracleからのデータ抽出</text:p>
          </table:table-cell>
          <table:table-cell table:number-columns-repeated="1022"/>
        </table:table-row>
        <table:table-row table:style-name="ro20">
          <table:table-cell/>
          <table:table-cell table:style-name="ce33"/>
          <table:table-cell table:number-columns-repeated="1022"/>
        </table:table-row>
        <table:table-row table:style-name="ro20">
          <table:table-cell/>
          <table:table-cell table:style-name="ce33" office:value-type="string">
            <text:p>#1.itemテーブル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$SQLPLUS/sqlplus -s $ORAUSER @/tmp/extract/extract_item.sql &gt; /tmp/item.csv</text:p>
          </table:table-cell>
          <table:table-cell table:number-columns-repeated="1022"/>
        </table:table-row>
        <table:table-row table:style-name="ro20">
          <table:table-cell/>
          <table:table-cell table:style-name="ce33"/>
          <table:table-cell table:number-columns-repeated="1022"/>
        </table:table-row>
        <table:table-row table:style-name="ro20">
          <table:table-cell/>
          <table:table-cell table:style-name="ce33" office:value-type="string">
            <text:p>#2.historyテーブル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$SQLPLUS/sqlplus -s $ORAUSER @/tmp/extract/extract_history.sql &gt; /tmp/history.csv</text:p>
          </table:table-cell>
          <table:table-cell table:number-columns-repeated="1022"/>
        </table:table-row>
        <table:table-row table:style-name="ro20">
          <table:table-cell/>
          <table:table-cell table:style-name="ce33"/>
          <table:table-cell table:number-columns-repeated="1022"/>
        </table:table-row>
        <table:table-row table:style-name="ro20">
          <table:table-cell/>
          <table:table-cell table:style-name="ce33" office:value-type="string">
            <text:p>#3.warehouseテーブル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$SQLPLUS/sqlplus -s $ORAUSER @/tmp/extract/extract_warehouse.sql &gt; /tmp/warehouse.csv</text:p>
          </table:table-cell>
          <table:table-cell table:number-columns-repeated="1022"/>
        </table:table-row>
        <table:table-row table:style-name="ro20">
          <table:table-cell/>
          <table:table-cell table:style-name="ce33"/>
          <table:table-cell table:number-columns-repeated="1022"/>
        </table:table-row>
        <table:table-row table:style-name="ro20">
          <table:table-cell/>
          <table:table-cell table:style-name="ce33" office:value-type="string">
            <text:p>#4.districtテーブル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$SQLPLUS/sqlplus -s $ORAUSER @/tmp/extract/extract_district.sql &gt; /tmp/district.csv</text:p>
          </table:table-cell>
          <table:table-cell table:number-columns-repeated="1022"/>
        </table:table-row>
        <table:table-row table:style-name="ro20">
          <table:table-cell/>
          <table:table-cell table:style-name="ce33"/>
          <table:table-cell table:number-columns-repeated="1022"/>
        </table:table-row>
        <table:table-row table:style-name="ro20">
          <table:table-cell/>
          <table:table-cell table:style-name="ce33" office:value-type="string">
            <text:p>#5.customerテーブル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$SQLPLUS/sqlplus -s $ORAUSER @/tmp/extract/extract_customer.sql &gt; /tmp/customer.csv</text:p>
          </table:table-cell>
          <table:table-cell table:number-columns-repeated="1022"/>
        </table:table-row>
        <table:table-row table:style-name="ro20">
          <table:table-cell/>
          <table:table-cell table:style-name="ce33"/>
          <table:table-cell table:number-columns-repeated="1022"/>
        </table:table-row>
        <table:table-row table:style-name="ro20">
          <table:table-cell/>
          <table:table-cell table:style-name="ce33" office:value-type="string">
            <text:p>#6.stockテーブル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$SQLPLUS/sqlplus -s $ORAUSER @/tmp/extract/extract_stock.sql &gt; /tmp/stock.csv</text:p>
          </table:table-cell>
          <table:table-cell table:number-columns-repeated="1022"/>
        </table:table-row>
        <table:table-row table:style-name="ro20">
          <table:table-cell/>
          <table:table-cell table:style-name="ce33"/>
          <table:table-cell table:number-columns-repeated="1022"/>
        </table:table-row>
        <table:table-row table:style-name="ro20">
          <table:table-cell/>
          <table:table-cell table:style-name="ce33" office:value-type="string">
            <text:p>#7.ordersテーブル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$SQLPLUS/sqlplus -s $ORAUSER @/tmp/extract/extract_orders.sql &gt; /tmp/orders.csv</text:p>
          </table:table-cell>
          <table:table-cell table:number-columns-repeated="1022"/>
        </table:table-row>
        <table:table-row table:style-name="ro20">
          <table:table-cell/>
          <table:table-cell table:style-name="ce33"/>
          <table:table-cell table:number-columns-repeated="1022"/>
        </table:table-row>
        <table:table-row table:style-name="ro20">
          <table:table-cell/>
          <table:table-cell table:style-name="ce33" office:value-type="string">
            <text:p>#8.new_ordersテーブル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$SQLPLUS/sqlplus -s $ORAUSER @/tmp/extract/extract_new_orders.sql &gt; /tmp/new_orders.csv</text:p>
          </table:table-cell>
          <table:table-cell table:number-columns-repeated="1022"/>
        </table:table-row>
        <table:table-row table:style-name="ro20">
          <table:table-cell/>
          <table:table-cell table:style-name="ce33"/>
          <table:table-cell table:number-columns-repeated="1022"/>
        </table:table-row>
        <table:table-row table:style-name="ro20">
          <table:table-cell/>
          <table:table-cell table:style-name="ce33" office:value-type="string">
            <text:p>#9.order_lineテーブル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$SQLPLUS/sqlplus -s $ORAUSER @/tmp/extract/extract_order_line.sql &gt; /tmp/order_line.csv</text:p>
          </table:table-cell>
          <table:table-cell table:number-columns-repeated="1022"/>
        </table:table-row>
        <table:table-row table:style-name="ro20">
          <table:table-cell/>
          <table:table-cell table:style-name="ce34"/>
          <table:table-cell table:number-columns-repeated="1022"/>
        </table:table-row>
        <table:table-row table:style-name="ro20">
          <table:table-cell table:number-columns-repeated="1024"/>
        </table:table-row>
        <table:table-row table:style-name="ro20">
          <table:table-cell table:style-name="ce30" office:value-type="string">
            <text:p>2. extract_item.sql</text:p>
          </table:table-cell>
          <table:table-cell table:number-columns-repeated="1023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table:style-name="ce32" office:value-type="string">
            <text:p>set heading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feedback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echo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termout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linesize 1000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pagesize 0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trimspool on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colsep ','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pool /tmp/item.csv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lect <text:s/>i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i_im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i_name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i_price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i_data || '"'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from item;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pool off</text:p>
          </table:table-cell>
          <table:table-cell table:number-columns-repeated="1022"/>
        </table:table-row>
        <table:table-row table:style-name="ro20">
          <table:table-cell/>
          <table:table-cell table:style-name="ce34" office:value-type="string">
            <text:p>exit</text:p>
          </table:table-cell>
          <table:table-cell table:number-columns-repeated="1022"/>
        </table:table-row>
        <table:table-row table:style-name="ro20">
          <table:table-cell table:number-columns-repeated="1024"/>
        </table:table-row>
        <table:table-row table:style-name="ro20">
          <table:table-cell table:style-name="ce30" office:value-type="string">
            <text:p>3. extract_history.sql</text:p>
          </table:table-cell>
          <table:table-cell table:number-columns-repeated="1023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table:style-name="ce32" office:value-type="string">
            <text:p>set heading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feedback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echo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termout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linesize 1000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pagesize 0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trimspool on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colsep ','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pool /tmp/history.csv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lect h_c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h_c_d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h_c_w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h_d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h_w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TO_CHAR(h_date,'YYYY/MM/DD HH24:MI:SS ')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h_amount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h_data || '"'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from history;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pool off</text:p>
          </table:table-cell>
          <table:table-cell table:number-columns-repeated="1022"/>
        </table:table-row>
        <table:table-row table:style-name="ro20">
          <table:table-cell/>
          <table:table-cell table:style-name="ce34" office:value-type="string">
            <text:p>exit</text:p>
          </table:table-cell>
          <table:table-cell table:number-columns-repeated="1022"/>
        </table:table-row>
        <table:table-row table:style-name="ro20">
          <table:table-cell table:number-columns-repeated="1024"/>
        </table:table-row>
        <table:table-row table:style-name="ro22">
          <table:table-cell table:style-name="ce30" office:value-type="string">
            <text:p>4. extract_warehouse.sql</text:p>
          </table:table-cell>
          <table:table-cell table:number-columns-repeated="1023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table:style-name="ce32" office:value-type="string">
            <text:p>set heading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feedback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echo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termout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linesize 1000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pagesize 0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trimspool on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colsep ','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pool /tmp/warehouse.csv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heading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feedback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echo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termout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linesize 1000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pagesize 0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trimspool on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colsep ','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pool /tmp/warehouse.csv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lect w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w_name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w_street_1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w_street_2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w_city <text:s/>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w_state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w_zip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w_tax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w_ytd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from warehouse;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pool off</text:p>
          </table:table-cell>
          <table:table-cell table:number-columns-repeated="1022"/>
        </table:table-row>
        <table:table-row table:style-name="ro20">
          <table:table-cell/>
          <table:table-cell table:style-name="ce34" office:value-type="string">
            <text:p>exit</text:p>
          </table:table-cell>
          <table:table-cell table:number-columns-repeated="1022"/>
        </table:table-row>
        <table:table-row table:style-name="ro20">
          <table:table-cell table:number-columns-repeated="1024"/>
        </table:table-row>
        <table:table-row table:style-name="ro20">
          <table:table-cell table:style-name="ce30" office:value-type="string">
            <text:p>5. extract_district.sql</text:p>
          </table:table-cell>
          <table:table-cell table:number-columns-repeated="1023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table:style-name="ce32" office:value-type="string">
            <text:p>set heading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feedback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echo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termout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linesize 1000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pagesize 0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trimspool on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colsep ','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pool /tmp/district.csv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lect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d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d_w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d_name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d_street_1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d_street_2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d_city <text:s/>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d_state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d_zip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d_tax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d_yt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d_next_o_id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from district;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pool off</text:p>
          </table:table-cell>
          <table:table-cell table:number-columns-repeated="1022"/>
        </table:table-row>
        <table:table-row table:style-name="ro20">
          <table:table-cell/>
          <table:table-cell table:style-name="ce34" office:value-type="string">
            <text:p>exit</text:p>
          </table:table-cell>
          <table:table-cell table:number-columns-repeated="1022"/>
        </table:table-row>
        <table:table-row table:style-name="ro20">
          <table:table-cell table:number-columns-repeated="1024"/>
        </table:table-row>
        <table:table-row table:style-name="ro20">
          <table:table-cell table:style-name="ce30" office:value-type="string">
            <text:p>6. extract_customer</text:p>
          </table:table-cell>
          <table:table-cell table:number-columns-repeated="1023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table:style-name="ce32" office:value-type="string">
            <text:p>set heading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feedback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echo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termout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linesize 1000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pagesize 0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trimspool on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colsep ','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pool /tmp/customer.csv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lect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c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c_d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c_w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c_first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c_middle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c_last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c_street_1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c_street_2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c_city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c_state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c_zip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c_phone <text:s/>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TO_CHAR(c_since,'YYYY/MM/DD HH24:MI:SS ')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c_credit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c_credit_lim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c_discount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c_balance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c_ytd_payment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c_payment_cnt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c_delivery_cnt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c_data || '"'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from customer;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pool off</text:p>
          </table:table-cell>
          <table:table-cell table:number-columns-repeated="1022"/>
        </table:table-row>
        <table:table-row table:style-name="ro20">
          <table:table-cell/>
          <table:table-cell table:style-name="ce34" office:value-type="string">
            <text:p>exit</text:p>
          </table:table-cell>
          <table:table-cell table:number-columns-repeated="1022"/>
        </table:table-row>
        <table:table-row table:style-name="ro20">
          <table:table-cell table:number-columns-repeated="1024"/>
        </table:table-row>
        <table:table-row table:style-name="ro22">
          <table:table-cell table:style-name="ce30" office:value-type="string">
            <text:p>7. extract_stock.sql</text:p>
          </table:table-cell>
          <table:table-cell table:number-columns-repeated="1023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table:style-name="ce32" office:value-type="string">
            <text:p>set heading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feedback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echo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termout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linesize 1000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pagesize 0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trimspool on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colsep ','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pool /tmp/stock.csv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lect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_i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_w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_quantity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s_dist_01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s_dist_02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s_dist_03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s_dist_04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s_dist_05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s_dist_06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s_dist_07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s_dist_08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s_dist_09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s_dist_10 ||'"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_yt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_order_cnt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_remote_cnt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"' || s_data || '"'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from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tock;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pool off</text:p>
          </table:table-cell>
          <table:table-cell table:number-columns-repeated="1022"/>
        </table:table-row>
        <table:table-row table:style-name="ro20">
          <table:table-cell/>
          <table:table-cell table:style-name="ce34" office:value-type="string">
            <text:p>exit</text:p>
          </table:table-cell>
          <table:table-cell table:number-columns-repeated="1022"/>
        </table:table-row>
        <table:table-row table:style-name="ro20">
          <table:table-cell table:number-columns-repeated="1024"/>
        </table:table-row>
        <table:table-row table:style-name="ro20">
          <table:table-cell table:style-name="ce30" office:value-type="string">
            <text:p>8. extract_orders.sql</text:p>
          </table:table-cell>
          <table:table-cell table:number-columns-repeated="1023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table:style-name="ce32" office:value-type="string">
            <text:p>set heading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feedback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echo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termout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linesize 1000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pagesize 0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trimspool on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colsep ','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pool /tmp/orders.csv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lect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o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o_d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o_w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o_c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TO_CHAR(o_entry_d,'YYYY/MM/DD HH24:MI:SS ')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nvl(o_carrier_id,'0')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o_ol_cnt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o_all_local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from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orders;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pool off</text:p>
          </table:table-cell>
          <table:table-cell table:number-columns-repeated="1022"/>
        </table:table-row>
        <table:table-row table:style-name="ro20">
          <table:table-cell/>
          <table:table-cell table:style-name="ce34" office:value-type="string">
            <text:p>exit</text:p>
          </table:table-cell>
          <table:table-cell table:number-columns-repeated="1022"/>
        </table:table-row>
        <table:table-row table:style-name="ro20">
          <table:table-cell table:number-columns-repeated="1024"/>
        </table:table-row>
        <table:table-row table:style-name="ro20">
          <table:table-cell table:style-name="ce30" office:value-type="string">
            <text:p>9. extract_new_orders.sql</text:p>
          </table:table-cell>
          <table:table-cell table:number-columns-repeated="1023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table:style-name="ce32" office:value-type="string">
            <text:p>set heading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feedback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echo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termout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linesize 1000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pagesize 0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trimspool on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colsep ','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pool /tmp/new_orders.csv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lect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no_o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no_d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no_w_id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from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new_orders;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pool off</text:p>
          </table:table-cell>
          <table:table-cell table:number-columns-repeated="1022"/>
        </table:table-row>
        <table:table-row table:style-name="ro20">
          <table:table-cell/>
          <table:table-cell table:style-name="ce34" office:value-type="string">
            <text:p>exit</text:p>
          </table:table-cell>
          <table:table-cell table:number-columns-repeated="1022"/>
        </table:table-row>
        <table:table-row table:style-name="ro20">
          <table:table-cell table:number-columns-repeated="1024"/>
        </table:table-row>
        <table:table-row table:style-name="ro20">
          <table:table-cell table:style-name="ce30" office:value-type="string">
            <text:p>10. extract_order_line.sql</text:p>
          </table:table-cell>
          <table:table-cell table:number-columns-repeated="1023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table:style-name="ce32" office:value-type="string">
            <text:p>set heading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feedback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echo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termout off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linesize 1000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pagesize 0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trimspool on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t colsep ','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pool /tmp/order_line.csv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elect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ol_o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ol_d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ol_w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ol_number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ol_i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ol_supply_w_id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''|| nvl(TO_CHAR(ol_delivery_d,'YYYY/MM/DD HH24:MI:SS'),'1900/01/01')||','||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ol_quantity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ol_amount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"' || ol_dist_info|| '"'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from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order_line;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spool off</text:p>
          </table:table-cell>
          <table:table-cell table:number-columns-repeated="1022"/>
        </table:table-row>
        <table:table-row table:style-name="ro20">
          <table:table-cell/>
          <table:table-cell table:style-name="ce34" office:value-type="string">
            <text:p>exit</text:p>
          </table:table-cell>
          <table:table-cell table:number-columns-repeated="1022"/>
        </table:table-row>
        <table:table-row table:style-name="ro20" table:number-rows-repeated="1048291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_2_ora2pg_conf" table:style-name="ta4"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36"/>
        <table:table-column table:style-name="co24" table:default-cell-style-name="ce36"/>
        <table:table-column table:style-name="co13" table:number-columns-repeated="1018" table:default-cell-style-name="ce36"/>
        <table:table-column table:style-name="co14" table:default-cell-style-name="ce36"/>
        <table:table-row table:style-name="ro20">
          <table:table-cell table:style-name="ce35" office:value-type="string">
            <text:p>A_2_Ora2Pg.conf</text:p>
          </table:table-cell>
          <table:table-cell table:number-columns-repeated="1023"/>
        </table:table-row>
        <table:table-row table:style-name="ro20">
          <table:table-cell table:number-columns-repeated="1024"/>
        </table:table-row>
        <table:table-row table:style-name="ro20">
          <table:table-cell table:style-name="ce37" office:value-type="string">
            <text:p>1. /etc/ora2pg/ora2pg.conf変更箇所</text:p>
          </table:table-cell>
          <table:table-cell table:number-columns-repeated="1023"/>
        </table:table-row>
        <table:table-row table:style-name="ro20">
          <table:table-cell table:style-name="ce37"/>
          <table:table-cell table:number-columns-repeated="1023"/>
        </table:table-row>
        <table:table-row table:style-name="ro20">
          <table:table-cell/>
          <table:table-cell table:style-name="ce38" office:value-type="string">
            <text:p>項番</text:p>
          </table:table-cell>
          <table:table-cell table:style-name="ce38" office:value-type="string">
            <text:p>設定名</text:p>
          </table:table-cell>
          <table:table-cell table:style-name="ce38" office:value-type="string">
            <text:p>設定値</text:p>
          </table:table-cell>
          <table:table-cell table:style-name="ce38" office:value-type="string">
            <text:p>意味</text:p>
          </table:table-cell>
          <table:table-cell table:number-columns-repeated="1019"/>
        </table:table-row>
        <table:table-row table:style-name="ro23">
          <table:table-cell/>
          <table:table-cell table:style-name="ce39" office:value-type="float" office:value="1">
            <text:p>1</text:p>
          </table:table-cell>
          <table:table-cell table:style-name="ce39" office:value-type="string">
            <text:p>ORACLE_DSN</text:p>
          </table:table-cell>
          <table:table-cell table:style-name="ce39" office:value-type="string">
            <text:p><text:span text:style-name="T33">dbi:Oracle:host=</text:span><text:span text:style-name="T34">localhost</text:span><text:span text:style-name="T33">;sid=</text:span><text:span text:style-name="T34">orcl</text:span></text:p>
          </table:table-cell>
          <table:table-cell table:style-name="ce41" office:value-type="string">
            <text:p>Oracle Database接続先</text:p>
          </table:table-cell>
          <table:table-cell table:number-columns-repeated="1019"/>
        </table:table-row>
        <table:table-row table:style-name="ro20">
          <table:table-cell/>
          <table:table-cell table:style-name="ce39" office:value-type="float" office:value="2">
            <text:p>2</text:p>
          </table:table-cell>
          <table:table-cell table:style-name="ce39" office:value-type="string">
            <text:p>ORACLE_USER</text:p>
          </table:table-cell>
          <table:table-cell table:style-name="ce41" office:value-type="string">
            <text:p>scott</text:p>
          </table:table-cell>
          <table:table-cell table:style-name="ce41"/>
          <table:table-cell table:number-columns-repeated="1019"/>
        </table:table-row>
        <table:table-row table:style-name="ro20">
          <table:table-cell/>
          <table:table-cell table:style-name="ce39" office:value-type="float" office:value="3">
            <text:p>3</text:p>
          </table:table-cell>
          <table:table-cell table:style-name="ce39" office:value-type="string">
            <text:p>ORACLE_PWD</text:p>
          </table:table-cell>
          <table:table-cell table:style-name="ce41" office:value-type="string">
            <text:p>tiger</text:p>
          </table:table-cell>
          <table:table-cell table:style-name="ce41"/>
          <table:table-cell table:number-columns-repeated="1019"/>
        </table:table-row>
        <table:table-row table:style-name="ro20">
          <table:table-cell/>
          <table:table-cell table:style-name="ce39" office:value-type="float" office:value="4">
            <text:p>4</text:p>
          </table:table-cell>
          <table:table-cell table:style-name="ce39" office:value-type="string">
            <text:p>SHEMA</text:p>
          </table:table-cell>
          <table:table-cell table:style-name="ce41" office:value-type="string">
            <text:p>scott</text:p>
          </table:table-cell>
          <table:table-cell table:style-name="ce42" office:value-type="string">
            <text:p>対象スキーマのオーナ</text:p>
          </table:table-cell>
          <table:table-cell table:number-columns-repeated="1019"/>
        </table:table-row>
        <table:table-row table:style-name="ro20">
          <table:table-cell/>
          <table:table-cell table:style-name="ce39" office:value-type="float" office:value="5">
            <text:p>5</text:p>
          </table:table-cell>
          <table:table-cell table:style-name="ce39" office:value-type="string">
            <text:p>TYPE</text:p>
          </table:table-cell>
          <table:table-cell table:style-name="ce41" office:value-type="string">
            <text:p>COPY</text:p>
          </table:table-cell>
          <table:table-cell table:style-name="ce42"/>
          <table:table-cell table:number-columns-repeated="1019"/>
        </table:table-row>
        <table:table-row table:style-name="ro24">
          <table:table-cell/>
          <table:table-cell table:style-name="ce40" office:value-type="float" office:value="6">
            <text:p>6</text:p>
          </table:table-cell>
          <table:table-cell table:style-name="ce40" office:value-type="string">
            <text:p>ALLOW</text:p>
          </table:table-cell>
          <table:table-cell table:style-name="ce42" office:value-type="string">
            <text:p>item history warehouse district customer stock orders new_orders order_line</text:p>
            <text:p>※JdbcRunner Tiny TPCCテーブル一式を設定</text:p>
          </table:table-cell>
          <table:table-cell table:style-name="ce41" office:value-type="string">
            <text:p>対象テーブル</text:p>
          </table:table-cell>
          <table:table-cell table:number-columns-repeated="1019"/>
        </table:table-row>
        <table:table-row table:style-name="ro20" table:number-rows-repeated="1048564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_3_create_postgres_table.sql" table:style-name="ta4">
        <table:table-column table:style-name="co13" table:default-cell-style-name="ce43"/>
        <table:table-column table:style-name="co25" table:default-cell-style-name="ce43"/>
        <table:table-column table:style-name="co14" table:number-columns-repeated="1022" table:default-cell-style-name="ce43"/>
        <table:table-row table:style-name="ro20">
          <table:table-cell table:style-name="ce28" office:value-type="string">
            <text:p>A_3_Create_postgres_table.sql</text:p>
          </table:table-cell>
          <table:table-cell table:number-columns-repeated="1023"/>
        </table:table-row>
        <table:table-row table:style-name="ro20">
          <table:table-cell table:number-columns-repeated="1024"/>
        </table:table-row>
        <table:table-row table:style-name="ro20">
          <table:table-cell table:style-name="ce30" office:value-type="string">
            <text:p>1. create_postgres_table.sql</text:p>
          </table:table-cell>
          <table:table-cell table:number-columns-repeated="1023"/>
        </table:table-row>
        <table:table-row table:style-name="ro20">
          <table:table-cell table:style-name="ce30"/>
          <table:table-cell office:value-type="string">
            <text:p>※以下のテーブル定義は、JdbcRunnerの「tpcc_load.js」より抜粋しています。</text:p>
          </table:table-cell>
          <table:table-cell table:number-columns-repeated="1022"/>
        </table:table-row>
        <table:table-row table:style-name="ro20">
          <table:table-cell/>
          <table:table-cell table:style-name="ce32" office:value-type="string">
            <text:p>--itemテーブルの作成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CREATE TABLE item (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i_id INTEGER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i_im_id INTEGER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i_name VARCHAR(24)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i_price DECIMAL(5, 2)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i_data VARCHAR(50));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#1.itemテーブル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--historyテーブルの作成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CREATE TABLE history (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h_c_id INTEGER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h_c_d_id INTEGER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h_c_w_id INTEGER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h_d_id INTEGER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h_w_id INTEGER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h_date TIMESTAMP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h_amount DECIMAL(6, 2)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h_data VARCHAR(24));</text:p>
          </table:table-cell>
          <table:table-cell table:number-columns-repeated="1022"/>
        </table:table-row>
        <table:table-row table:style-name="ro20">
          <table:table-cell/>
          <table:table-cell table:style-name="ce33"/>
          <table:table-cell table:number-columns-repeated="1022"/>
        </table:table-row>
        <table:table-row table:style-name="ro20">
          <table:table-cell/>
          <table:table-cell table:style-name="ce33" office:value-type="string">
            <text:p>--warehouseテーブルの作成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CREATE TABLE warehouse (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w_id INTEGER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w_name VARCHAR(10)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w_street_1 VARCHAR(20)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w_street_2 VARCHAR(20)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w_city VARCHAR(20)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w_state CHAR(2)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w_zip CHAR(9)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w_tax DECIMAL(4, 4),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w_ytd DECIMAL(12, 2));</text:p>
          </table:table-cell>
          <table:table-cell table:number-columns-repeated="1022"/>
        </table:table-row>
        <table:table-row table:style-name="ro20">
          <table:table-cell/>
          <table:table-cell table:style-name="ce33"/>
          <table:table-cell table:number-columns-repeated="1022"/>
        </table:table-row>
        <table:table-row table:style-name="ro20">
          <table:table-cell/>
          <table:table-cell table:style-name="ce33" office:value-type="string">
            <text:p>--districtテーブルの作成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CREATE TABLE district (</text:p>
          </table:table-cell>
          <table:table-cell table:number-columns-repeated="1022"/>
        </table:table-row>
        <table:table-row table:style-name="ro20">
          <table:table-cell/>
          <table:table-cell table:style-name="ce33" office:value-type="string">
            <text:p>d_id INTEGER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d_w_id INTEGER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d_name VARCHAR(10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d_street_1 VARCHAR(20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d_street_2 VARCHAR(20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d_city VARCHAR(20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d_state CHAR(2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d_zip CHAR(9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d_tax DECIMAL(4, 4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d_ytd DECIMAL(12, 2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d_next_o_id INTEGER);</text:p>
          </table:table-cell>
          <table:table-cell table:number-columns-repeated="1022"/>
        </table:table-row>
        <table:table-row table:style-name="ro20">
          <table:table-cell/>
          <table:table-cell table:style-name="ce44"/>
          <table:table-cell table:number-columns-repeated="1022"/>
        </table:table-row>
        <table:table-row table:style-name="ro20">
          <table:table-cell/>
          <table:table-cell table:style-name="ce44" office:value-type="string">
            <text:p>--customerテーブルの作成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REATE TABLE customer (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_id INTEGER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_d_id INTEGER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_w_id INTEGER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_first VARCHAR(16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_middle CHAR(2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_last VARCHAR(16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_street_1 VARCHAR(20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_street_2 VARCHAR(20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_city VARCHAR(20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_state CHAR(2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_zip CHAR(9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_phone CHAR(16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_since TIMESTAMP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_credit CHAR(2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_credit_lim DECIMAL(12, 2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_discount DECIMAL(4, 4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_balance DECIMAL(12, 2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_ytd_payment DECIMAL(12, 2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_payment_cnt DECIMAL(4, 0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_delivery_cnt DECIMAL(4, 0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_data VARCHAR(500));</text:p>
          </table:table-cell>
          <table:table-cell table:number-columns-repeated="1022"/>
        </table:table-row>
        <table:table-row table:style-name="ro20">
          <table:table-cell/>
          <table:table-cell table:style-name="ce44"/>
          <table:table-cell table:number-columns-repeated="1022"/>
        </table:table-row>
        <table:table-row table:style-name="ro20">
          <table:table-cell/>
          <table:table-cell table:style-name="ce44" office:value-type="string">
            <text:p>--stockテーブルの作成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REATE TABLE stock (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<text:s/>s_i_id INTEGER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<text:s/>s_w_id INTEGER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<text:s/>s_quantity DECIMAL(4, 0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<text:s/>s_dist_01 CHAR(24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<text:s/>s_dist_02 CHAR(24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<text:s/>s_dist_03 CHAR(24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<text:s/>s_dist_04 CHAR(24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<text:s/>s_dist_05 CHAR(24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<text:s/>s_dist_06 CHAR(24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<text:s/>s_dist_07 CHAR(24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<text:s/>s_dist_08 CHAR(24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<text:s/>s_dist_09 CHAR(24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<text:s/>s_dist_10 CHAR(24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<text:s/>s_ytd DECIMAL(8, 0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<text:s/>s_order_cnt DECIMAL(4, 0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<text:s/>s_remote_cnt DECIMAL(4, 0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<text:s/>s_data VARCHAR(50));</text:p>
          </table:table-cell>
          <table:table-cell table:number-columns-repeated="1022"/>
        </table:table-row>
        <table:table-row table:style-name="ro20">
          <table:table-cell/>
          <table:table-cell table:style-name="ce44"/>
          <table:table-cell table:number-columns-repeated="1022"/>
        </table:table-row>
        <table:table-row table:style-name="ro20">
          <table:table-cell/>
          <table:table-cell table:style-name="ce44" office:value-type="string">
            <text:p>--ordersテーブル作成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REATE TABLE orders (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o_id INTEGER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o_d_id INTEGER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o_w_id INTEGER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o_c_id INTEGER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o_entry_d TIMESTAMP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o_carrier_id INTEGER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o_ol_cnt DECIMAL(2, 0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o_all_local DECIMAL(1, 0));</text:p>
          </table:table-cell>
          <table:table-cell table:number-columns-repeated="1022"/>
        </table:table-row>
        <table:table-row table:style-name="ro20">
          <table:table-cell/>
          <table:table-cell table:style-name="ce44"/>
          <table:table-cell table:number-columns-repeated="1022"/>
        </table:table-row>
        <table:table-row table:style-name="ro20">
          <table:table-cell/>
          <table:table-cell table:style-name="ce44" office:value-type="string">
            <text:p>--new_ordersテーブル作成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REATE TABLE new_orders (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no_o_id INTEGER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no_d_id INTEGER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no_w_id INTEGER);</text:p>
          </table:table-cell>
          <table:table-cell table:number-columns-repeated="1022"/>
        </table:table-row>
        <table:table-row table:style-name="ro20">
          <table:table-cell/>
          <table:table-cell table:style-name="ce44"/>
          <table:table-cell table:number-columns-repeated="1022"/>
        </table:table-row>
        <table:table-row table:style-name="ro20">
          <table:table-cell/>
          <table:table-cell table:style-name="ce44" office:value-type="string">
            <text:p>--order_lineテーブル作成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CREATE TABLE order_line (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ol_o_id INTEGER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ol_d_id INTEGER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ol_w_id INTEGER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ol_number INTEGER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ol_i_id INTEGER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ol_supply_w_id INTEGER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ol_delivery_d TIMESTAMP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ol_quantity DECIMAL(2, 0),</text:p>
          </table:table-cell>
          <table:table-cell table:number-columns-repeated="1022"/>
        </table:table-row>
        <table:table-row table:style-name="ro20">
          <table:table-cell/>
          <table:table-cell table:style-name="ce44" office:value-type="string">
            <text:p>ol_amount DECIMAL(6, 2),</text:p>
          </table:table-cell>
          <table:table-cell table:number-columns-repeated="1022"/>
        </table:table-row>
        <table:table-row table:style-name="ro20">
          <table:table-cell/>
          <table:table-cell table:style-name="ce45" office:value-type="string">
            <text:p>ol_dist_info CHAR(24));</text:p>
          </table:table-cell>
          <table:table-cell table:number-columns-repeated="1022"/>
        </table:table-row>
        <table:table-row table:style-name="ro20" table:number-rows-repeated="1048453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_4_pg_bulkload制御ファイル" table:style-name="ta4">
        <table:table-column table:style-name="co13" table:default-cell-style-name="ce48"/>
        <table:table-column table:style-name="co26" table:default-cell-style-name="ce48"/>
        <table:table-column table:style-name="co14" table:number-columns-repeated="1022" table:default-cell-style-name="ce48"/>
        <table:table-row table:style-name="ro20">
          <table:table-cell table:style-name="ce47" office:value-type="string">
            <text:p>A_4_pg_bulkload制御ｌファイル</text:p>
          </table:table-cell>
          <table:table-cell table:number-columns-repeated="1023"/>
        </table:table-row>
        <table:table-row table:style-name="ro20">
          <table:table-cell table:number-columns-repeated="1024"/>
        </table:table-row>
        <table:table-row table:style-name="ro20">
          <table:table-cell table:style-name="ce37" office:value-type="string">
            <text:p>1. tpcc_warehouse.ctl</text:p>
          </table:table-cell>
          <table:table-cell table:number-columns-repeated="1023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table:style-name="ce50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1" office:value-type="string">
            <text:p># sample_csv.ctl -- Control file to load CSV input data</text:p>
          </table:table-cell>
          <table:table-cell table:number-columns-repeated="1022"/>
        </table:table-row>
        <table:table-row table:style-name="ro20">
          <table:table-cell/>
          <table:table-cell table:style-name="ce51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1" office:value-type="string">
            <text:p># <text:s text:c="3"/>Copyright (c) 2007-2011, NIPPON TELEGRAPH AND TELEPHONE CORPORATION</text:p>
          </table:table-cell>
          <table:table-cell table:number-columns-repeated="1022"/>
        </table:table-row>
        <table:table-row table:style-name="ro20">
          <table:table-cell/>
          <table:table-cell table:style-name="ce51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1" office:value-type="string">
            <text:p>OUTPUT = scott.warehouse <text:s text:c="18"/># [&lt;schema_name&gt;.]table_name</text:p>
          </table:table-cell>
          <table:table-cell table:number-columns-repeated="1022"/>
        </table:table-row>
        <table:table-row table:style-name="ro20">
          <table:table-cell/>
          <table:table-cell table:style-name="ce51" office:value-type="string">
            <text:p>INPUT = /tmp/warehouse.csv <text:s/># Input data location (absolute path)</text:p>
          </table:table-cell>
          <table:table-cell table:number-columns-repeated="1022"/>
        </table:table-row>
        <table:table-row table:style-name="ro20">
          <table:table-cell/>
          <table:table-cell table:style-name="ce51" office:value-type="string">
            <text:p>TYPE = CSV <text:s text:c="27"/># Input file type</text:p>
          </table:table-cell>
          <table:table-cell table:number-columns-repeated="1022"/>
        </table:table-row>
        <table:table-row table:style-name="ro20">
          <table:table-cell/>
          <table:table-cell table:style-name="ce51" office:value-type="string">
            <text:p>QUOTE = "\"" <text:s text:c="25"/># Quoting character</text:p>
          </table:table-cell>
          <table:table-cell table:number-columns-repeated="1022"/>
        </table:table-row>
        <table:table-row table:style-name="ro20">
          <table:table-cell/>
          <table:table-cell table:style-name="ce51" office:value-type="string">
            <text:p>ESCAPE = \ <text:s text:c="27"/># Escape character for Quoting</text:p>
          </table:table-cell>
          <table:table-cell table:number-columns-repeated="1022"/>
        </table:table-row>
        <table:table-row table:style-name="ro20">
          <table:table-cell/>
          <table:table-cell table:style-name="ce52" office:value-type="string">
            <text:p>DELIMITER = "," <text:s text:c="22"/># Delimiter</text:p>
          </table:table-cell>
          <table:table-cell table:number-columns-repeated="1022"/>
        </table:table-row>
        <table:table-row table:style-name="ro20">
          <table:table-cell table:number-columns-repeated="1024"/>
        </table:table-row>
        <table:table-row table:style-name="ro20">
          <table:table-cell table:style-name="ce49" office:value-type="string">
            <text:p>2.tpcc_distrinct.ctl</text:p>
          </table:table-cell>
          <table:table-cell table:number-columns-repeated="1023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table:style-name="ce50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1" office:value-type="string">
            <text:p># sample_csv.ctl -- Control file to load CSV input data</text:p>
          </table:table-cell>
          <table:table-cell table:number-columns-repeated="1022"/>
        </table:table-row>
        <table:table-row table:style-name="ro20">
          <table:table-cell/>
          <table:table-cell table:style-name="ce51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1" office:value-type="string">
            <text:p># <text:s text:c="3"/>Copyright (c) 2007-2011, NIPPON TELEGRAPH AND TELEPHONE CORPORATION</text:p>
          </table:table-cell>
          <table:table-cell table:number-columns-repeated="1022"/>
        </table:table-row>
        <table:table-row table:style-name="ro20">
          <table:table-cell/>
          <table:table-cell table:style-name="ce51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1" office:value-type="string">
            <text:p>OUTPUT = scott.district <text:s text:c="18"/># [&lt;schema_name&gt;.]table_name</text:p>
          </table:table-cell>
          <table:table-cell table:number-columns-repeated="1022"/>
        </table:table-row>
        <table:table-row table:style-name="ro20">
          <table:table-cell/>
          <table:table-cell table:style-name="ce51" office:value-type="string">
            <text:p>INPUT = /tmp/district.csv <text:s/># Input data location (absolute path)</text:p>
          </table:table-cell>
          <table:table-cell table:number-columns-repeated="1022"/>
        </table:table-row>
        <table:table-row table:style-name="ro20">
          <table:table-cell/>
          <table:table-cell table:style-name="ce51" office:value-type="string">
            <text:p>TYPE = CSV <text:s text:c="27"/># Input file type</text:p>
          </table:table-cell>
          <table:table-cell table:number-columns-repeated="1022"/>
        </table:table-row>
        <table:table-row table:style-name="ro20">
          <table:table-cell/>
          <table:table-cell table:style-name="ce51" office:value-type="string">
            <text:p>QUOTE = "\"" <text:s text:c="25"/># Quoting character</text:p>
          </table:table-cell>
          <table:table-cell table:number-columns-repeated="1022"/>
        </table:table-row>
        <table:table-row table:style-name="ro20">
          <table:table-cell/>
          <table:table-cell table:style-name="ce51" office:value-type="string">
            <text:p>ESCAPE = \ <text:s text:c="27"/># Escape character for Quoting</text:p>
          </table:table-cell>
          <table:table-cell table:number-columns-repeated="1022"/>
        </table:table-row>
        <table:table-row table:style-name="ro20">
          <table:table-cell/>
          <table:table-cell table:style-name="ce52" office:value-type="string">
            <text:p>DELIMITER = "," <text:s text:c="22"/># Delimiter</text:p>
          </table:table-cell>
          <table:table-cell table:number-columns-repeated="1022"/>
        </table:table-row>
        <table:table-row table:style-name="ro20">
          <table:table-cell table:number-columns-repeated="1024"/>
        </table:table-row>
        <table:table-row table:style-name="ro20">
          <table:table-cell table:style-name="ce49" office:value-type="string">
            <text:p>3.tpcc_customer.ctl</text:p>
          </table:table-cell>
          <table:table-cell table:number-columns-repeated="1023"/>
        </table:table-row>
        <table:table-row table:style-name="ro20">
          <table:table-cell/>
          <table:table-cell table:style-name="ce53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 sample_csv.ctl -- Control file to load CSV input data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 <text:s text:c="3"/>Copyright (c) 2007-2011, NIPPON TELEGRAPH AND TELEPHONE CORPORATION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OUTPUT = scott.customer <text:s text:c="18"/># [&lt;schema_name&gt;.]table_name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INPUT = /tmp/customer.csv <text:s/># Input data location (absolute path)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TYPE = CSV <text:s text:c="27"/># Input file type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QUOTE = "\"" <text:s text:c="25"/># Quoting character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ESCAPE = \ <text:s text:c="27"/># Escape character for Quoting</text:p>
          </table:table-cell>
          <table:table-cell table:number-columns-repeated="1022"/>
        </table:table-row>
        <table:table-row table:style-name="ro20">
          <table:table-cell/>
          <table:table-cell table:style-name="ce55" office:value-type="string">
            <text:p>DELIMITER = "," <text:s text:c="22"/># Delimiter</text:p>
          </table:table-cell>
          <table:table-cell table:number-columns-repeated="1022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style-name="ce49" office:value-type="string">
            <text:p>4.tpcc_history.ctl</text:p>
          </table:table-cell>
          <table:table-cell table:number-columns-repeated="1023"/>
        </table:table-row>
        <table:table-row table:style-name="ro20">
          <table:table-cell/>
          <table:table-cell table:style-name="ce53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 sample_csv.ctl -- Control file to load CSV input data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 <text:s text:c="3"/>Copyright (c) 2007-2011, NIPPON TELEGRAPH AND TELEPHONE CORPORATION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OUTPUT = scott.history <text:s text:c="18"/># [&lt;schema_name&gt;.]table_name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INPUT = /tmp/history.csv <text:s/># Input data location (absolute path)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TYPE = CSV <text:s text:c="27"/># Input file type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QUOTE = "\"" <text:s text:c="25"/># Quoting character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ESCAPE = \ <text:s text:c="27"/># Escape character for Quoting</text:p>
          </table:table-cell>
          <table:table-cell table:number-columns-repeated="1022"/>
        </table:table-row>
        <table:table-row table:style-name="ro20">
          <table:table-cell/>
          <table:table-cell table:style-name="ce55" office:value-type="string">
            <text:p>DELIMITER = "," <text:s text:c="22"/># Delimiter</text:p>
          </table:table-cell>
          <table:table-cell table:number-columns-repeated="1022"/>
        </table:table-row>
        <table:table-row table:style-name="ro20">
          <table:table-cell table:number-columns-repeated="1024"/>
        </table:table-row>
        <table:table-row table:style-name="ro20">
          <table:table-cell table:style-name="ce49" office:value-type="string">
            <text:p>5.tpcc_item.ctl</text:p>
          </table:table-cell>
          <table:table-cell table:number-columns-repeated="1023"/>
        </table:table-row>
        <table:table-row table:style-name="ro20">
          <table:table-cell/>
          <table:table-cell table:style-name="ce53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 sample_csv.ctl -- Control file to load CSV input data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 <text:s text:c="3"/>Copyright (c) 2007-2011, NIPPON TELEGRAPH AND TELEPHONE CORPORATION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OUTPUT = scott.item <text:s text:c="18"/># [&lt;schema_name&gt;.]table_name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INPUT = /tmp/item.csv <text:s/># Input data location (absolute path)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TYPE = CSV <text:s text:c="27"/># Input file type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QUOTE = "\"" <text:s text:c="25"/># Quoting character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ESCAPE = \ <text:s text:c="27"/># Escape character for Quoting</text:p>
          </table:table-cell>
          <table:table-cell table:number-columns-repeated="1022"/>
        </table:table-row>
        <table:table-row table:style-name="ro20">
          <table:table-cell/>
          <table:table-cell table:style-name="ce55" office:value-type="string">
            <text:p>DELIMITER = "," <text:s text:c="22"/># Delimiter</text:p>
          </table:table-cell>
          <table:table-cell table:number-columns-repeated="1022"/>
        </table:table-row>
        <table:table-row table:style-name="ro20">
          <table:table-cell table:number-columns-repeated="1024"/>
        </table:table-row>
        <table:table-row table:style-name="ro20">
          <table:table-cell table:style-name="ce49" office:value-type="string">
            <text:p>6.pcc_stock.ctl</text:p>
          </table:table-cell>
          <table:table-cell table:number-columns-repeated="1023"/>
        </table:table-row>
        <table:table-row table:style-name="ro20">
          <table:table-cell/>
          <table:table-cell table:style-name="ce53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 sample_csv.ctl -- Control file to load CSV input data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 <text:s text:c="3"/>Copyright (c) 2007-2011, NIPPON TELEGRAPH AND TELEPHONE CORPORATION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OUTPUT = scott.stock <text:s text:c="18"/># [&lt;schema_name&gt;.]table_name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INPUT = /tmp/stock.csv <text:s/># Input data location (absolute path)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TYPE = CSV <text:s text:c="27"/># Input file type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QUOTE = "\"" <text:s text:c="25"/># Quoting character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ESCAPE = \ <text:s text:c="27"/># Escape character for Quoting</text:p>
          </table:table-cell>
          <table:table-cell table:number-columns-repeated="1022"/>
        </table:table-row>
        <table:table-row table:style-name="ro20">
          <table:table-cell/>
          <table:table-cell table:style-name="ce55" office:value-type="string">
            <text:p>DELIMITER = "," <text:s text:c="22"/># Delimiter</text:p>
          </table:table-cell>
          <table:table-cell table:number-columns-repeated="1022"/>
        </table:table-row>
        <table:table-row table:style-name="ro20">
          <table:table-cell table:number-columns-repeated="1024"/>
        </table:table-row>
        <table:table-row table:style-name="ro20">
          <table:table-cell table:style-name="ce49" office:value-type="string">
            <text:p>7.tpcc_orders.ctl</text:p>
          </table:table-cell>
          <table:table-cell table:number-columns-repeated="1023"/>
        </table:table-row>
        <table:table-row table:style-name="ro20">
          <table:table-cell/>
          <table:table-cell table:style-name="ce53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 sample_csv.ctl -- Control file to load CSV input data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 <text:s text:c="3"/>Copyright (c) 2007-2011, NIPPON TELEGRAPH AND TELEPHONE CORPORATION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OUTPUT = scott.orders <text:s text:c="18"/># [&lt;schema_name&gt;.]table_name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INPUT = /tmp/orders.csv <text:s/># Input data location (absolute path)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TYPE = CSV <text:s text:c="27"/># Input file type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QUOTE = "\"" <text:s text:c="25"/># Quoting character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ESCAPE = \ <text:s text:c="27"/># Escape character for Quoting</text:p>
          </table:table-cell>
          <table:table-cell table:number-columns-repeated="1022"/>
        </table:table-row>
        <table:table-row table:style-name="ro20">
          <table:table-cell/>
          <table:table-cell table:style-name="ce55" office:value-type="string">
            <text:p>DELIMITER = "," <text:s text:c="22"/># Delimiter</text:p>
          </table:table-cell>
          <table:table-cell table:number-columns-repeated="1022"/>
        </table:table-row>
        <table:table-row table:style-name="ro20">
          <table:table-cell table:number-columns-repeated="1024"/>
        </table:table-row>
        <table:table-row table:style-name="ro20">
          <table:table-cell table:style-name="ce49" office:value-type="string">
            <text:p>8.tpcc_new_orders.ctl</text:p>
          </table:table-cell>
          <table:table-cell table:number-columns-repeated="1023"/>
        </table:table-row>
        <table:table-row table:style-name="ro20">
          <table:table-cell/>
          <table:table-cell table:style-name="ce53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 sample_csv.ctl -- Control file to load CSV input data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 <text:s text:c="3"/>Copyright (c) 2007-2011, NIPPON TELEGRAPH AND TELEPHONE CORPORATION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OUTPUT = scott.new_orders <text:s text:c="18"/># [&lt;schema_name&gt;.]table_name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INPUT = /tmp/new_orders.csv <text:s/># Input data location (absolute path)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TYPE = CSV <text:s text:c="27"/># Input file type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QUOTE = "\"" <text:s text:c="25"/># Quoting character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ESCAPE = \ <text:s text:c="27"/># Escape character for Quoting</text:p>
          </table:table-cell>
          <table:table-cell table:number-columns-repeated="1022"/>
        </table:table-row>
        <table:table-row table:style-name="ro20">
          <table:table-cell/>
          <table:table-cell table:style-name="ce55" office:value-type="string">
            <text:p>DELIMITER = "," <text:s text:c="22"/># Delimiter</text:p>
          </table:table-cell>
          <table:table-cell table:number-columns-repeated="1022"/>
        </table:table-row>
        <table:table-row table:style-name="ro20">
          <table:table-cell table:number-columns-repeated="1024"/>
        </table:table-row>
        <table:table-row table:style-name="ro20">
          <table:table-cell table:style-name="ce49" office:value-type="string">
            <text:p>9.tpcc_order_line.ctl</text:p>
          </table:table-cell>
          <table:table-cell table:number-columns-repeated="1023"/>
        </table:table-row>
        <table:table-row table:style-name="ro20">
          <table:table-cell/>
          <table:table-cell table:style-name="ce53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 sample_csv.ctl -- Control file to load CSV input data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 <text:s text:c="3"/>Copyright (c) 2007-2011, NIPPON TELEGRAPH AND TELEPHONE CORPORATION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#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OUTPUT = scott.order_line <text:s text:c="18"/># [&lt;schema_name&gt;.]table_name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INPUT = /tmp/order_line.csv <text:s/># Input data location (absolute path)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TYPE = CSV <text:s text:c="27"/># Input file type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QUOTE = "\"" <text:s text:c="25"/># Quoting character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ESCAPE = \ <text:s text:c="27"/># Escape character for Quoting</text:p>
          </table:table-cell>
          <table:table-cell table:number-columns-repeated="1022"/>
        </table:table-row>
        <table:table-row table:style-name="ro20">
          <table:table-cell/>
          <table:table-cell table:style-name="ce54" office:value-type="string">
            <text:p>DELIMITER = "," <text:s text:c="22"/># Delimiter</text:p>
          </table:table-cell>
          <table:table-cell table:number-columns-repeated="1022"/>
        </table:table-row>
        <table:table-row table:style-name="ro20">
          <table:table-cell/>
          <table:table-cell table:style-name="ce56" office:value-type="string">
            <text:p>NULL="1900/01/01"</text:p>
          </table:table-cell>
          <table:table-cell table:number-columns-repeated="1022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table:style-name="ce57"/>
          <table:table-cell table:number-columns-repeated="1022"/>
        </table:table-row>
        <table:table-row table:style-name="ro20" table:number-rows-repeated="1048451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_5_create_postgres_index.sql" table:style-name="ta3">
        <table:table-column table:style-name="co21" table:default-cell-style-name="ce66"/>
        <table:table-column table:style-name="co29" table:default-cell-style-name="ce66"/>
        <table:table-column table:style-name="co21" table:number-columns-repeated="1022" table:default-cell-style-name="ce66"/>
        <table:table-row table:style-name="ro20">
          <table:table-cell table:style-name="ce65" office:value-type="string">
            <text:p>A_5_create_postgres_index.sql</text:p>
          </table:table-cell>
          <table:table-cell table:number-columns-repeated="1023"/>
        </table:table-row>
        <table:table-row table:style-name="ro20">
          <table:table-cell table:number-columns-repeated="1024"/>
        </table:table-row>
        <table:table-row table:style-name="ro20">
          <table:table-cell table:style-name="ce67" office:value-type="string">
            <text:p>1. create_postgres_index.sql</text:p>
          </table:table-cell>
          <table:table-cell table:style-name="ce68"/>
          <table:table-cell table:number-columns-repeated="1022"/>
        </table:table-row>
        <table:table-row table:style-name="ro20">
          <table:table-cell table:style-name="ce67"/>
          <table:table-cell table:style-name="ce68" office:value-type="string">
            <text:p>※以下のインデックス定義は、JdbcRunnerの「tpcc_load.js」より抜粋しています。</text:p>
          </table:table-cell>
          <table:table-cell table:number-columns-repeated="1022"/>
        </table:table-row>
        <table:table-row table:style-name="ro20">
          <table:table-cell table:style-name="ce68"/>
          <table:table-cell table:style-name="ce69" office:value-type="string">
            <text:p>ALTER TABLE warehouse ADD CONSTRAINT warehouse_pk</text:p>
          </table:table-cell>
          <table:table-cell table:number-columns-repeated="1022"/>
        </table:table-row>
        <table:table-row table:style-name="ro20">
          <table:table-cell table:style-name="ce68"/>
          <table:table-cell table:style-name="ce70" office:value-type="string">
            <text:p><text:s text:c="7"/>PRIMARY KEY (w_id);</text:p>
          </table:table-cell>
          <table:table-cell table:number-columns-repeated="1022"/>
        </table:table-row>
        <table:table-row table:style-name="ro20">
          <table:table-cell table:style-name="ce68"/>
          <table:table-cell table:style-name="ce70"/>
          <table:table-cell table:number-columns-repeated="1022"/>
        </table:table-row>
        <table:table-row table:style-name="ro20">
          <table:table-cell table:style-name="ce68"/>
          <table:table-cell table:style-name="ce70" office:value-type="string">
            <text:p>ALTER TABLE district ADD CONSTRAINT district_pk</text:p>
          </table:table-cell>
          <table:table-cell table:number-columns-repeated="1022"/>
        </table:table-row>
        <table:table-row table:style-name="ro20">
          <table:table-cell table:style-name="ce68"/>
          <table:table-cell table:style-name="ce70" office:value-type="string">
            <text:p><text:s text:c="7"/>PRIMARY KEY (d_w_id, d_id);</text:p>
          </table:table-cell>
          <table:table-cell table:number-columns-repeated="1022"/>
        </table:table-row>
        <table:table-row table:style-name="ro20">
          <table:table-cell table:style-name="ce68"/>
          <table:table-cell table:style-name="ce70"/>
          <table:table-cell table:number-columns-repeated="1022"/>
        </table:table-row>
        <table:table-row table:style-name="ro20">
          <table:table-cell table:style-name="ce68"/>
          <table:table-cell table:style-name="ce70" office:value-type="string">
            <text:p>ALTER TABLE customer ADD CONSTRAINT customer_pk</text:p>
          </table:table-cell>
          <table:table-cell table:number-columns-repeated="1022"/>
        </table:table-row>
        <table:table-row table:style-name="ro20">
          <table:table-cell table:style-name="ce68"/>
          <table:table-cell table:style-name="ce70" office:value-type="string">
            <text:p><text:s text:c="7"/>PRIMARY KEY (c_w_id, c_d_id, c_id);</text:p>
          </table:table-cell>
          <table:table-cell table:number-columns-repeated="1022"/>
        </table:table-row>
        <table:table-row table:style-name="ro20">
          <table:table-cell table:style-name="ce68"/>
          <table:table-cell table:style-name="ce70"/>
          <table:table-cell table:number-columns-repeated="1022"/>
        </table:table-row>
        <table:table-row table:style-name="ro20">
          <table:table-cell table:style-name="ce68"/>
          <table:table-cell table:style-name="ce70" office:value-type="string">
            <text:p>ALTER TABLE item ADD CONSTRAINT item_pk</text:p>
          </table:table-cell>
          <table:table-cell table:number-columns-repeated="1022"/>
        </table:table-row>
        <table:table-row table:style-name="ro20">
          <table:table-cell table:style-name="ce68"/>
          <table:table-cell table:style-name="ce70" office:value-type="string">
            <text:p><text:s text:c="7"/>PRIMARY KEY (i_id);</text:p>
          </table:table-cell>
          <table:table-cell table:number-columns-repeated="1022"/>
        </table:table-row>
        <table:table-row table:style-name="ro20">
          <table:table-cell table:style-name="ce68"/>
          <table:table-cell table:style-name="ce70"/>
          <table:table-cell table:number-columns-repeated="1022"/>
        </table:table-row>
        <table:table-row table:style-name="ro20">
          <table:table-cell table:style-name="ce68"/>
          <table:table-cell table:style-name="ce70" office:value-type="string">
            <text:p>ALTER TABLE stock ADD CONSTRAINT stock_pk</text:p>
          </table:table-cell>
          <table:table-cell table:number-columns-repeated="1022"/>
        </table:table-row>
        <table:table-row table:style-name="ro20">
          <table:table-cell table:style-name="ce68"/>
          <table:table-cell table:style-name="ce70" office:value-type="string">
            <text:p><text:s text:c="7"/>PRIMARY KEY (s_w_id, s_i_id);</text:p>
          </table:table-cell>
          <table:table-cell table:number-columns-repeated="1022"/>
        </table:table-row>
        <table:table-row table:style-name="ro20">
          <table:table-cell table:style-name="ce68"/>
          <table:table-cell table:style-name="ce70"/>
          <table:table-cell table:number-columns-repeated="1022"/>
        </table:table-row>
        <table:table-row table:style-name="ro20">
          <table:table-cell table:style-name="ce68"/>
          <table:table-cell table:style-name="ce70" office:value-type="string">
            <text:p>ALTER TABLE orders ADD CONSTRAINT orders_pk</text:p>
          </table:table-cell>
          <table:table-cell table:number-columns-repeated="1022"/>
        </table:table-row>
        <table:table-row table:style-name="ro20">
          <table:table-cell table:style-name="ce68"/>
          <table:table-cell table:style-name="ce70" office:value-type="string">
            <text:p><text:s text:c="7"/>PRIMARY KEY (o_w_id, o_d_id, o_id);</text:p>
          </table:table-cell>
          <table:table-cell table:number-columns-repeated="1022"/>
        </table:table-row>
        <table:table-row table:style-name="ro20">
          <table:table-cell table:style-name="ce68"/>
          <table:table-cell table:style-name="ce70"/>
          <table:table-cell table:number-columns-repeated="1022"/>
        </table:table-row>
        <table:table-row table:style-name="ro20">
          <table:table-cell table:style-name="ce68"/>
          <table:table-cell table:style-name="ce70" office:value-type="string">
            <text:p>ALTER TABLE new_orders ADD CONSTRAINT new_orders_pk</text:p>
          </table:table-cell>
          <table:table-cell table:number-columns-repeated="1022"/>
        </table:table-row>
        <table:table-row table:style-name="ro20">
          <table:table-cell table:style-name="ce68"/>
          <table:table-cell table:style-name="ce70" office:value-type="string">
            <text:p><text:s text:c="7"/>PRIMARY KEY (no_w_id, no_d_id, no_o_id);</text:p>
          </table:table-cell>
          <table:table-cell table:number-columns-repeated="1022"/>
        </table:table-row>
        <table:table-row table:style-name="ro20">
          <table:table-cell table:style-name="ce68"/>
          <table:table-cell table:style-name="ce70"/>
          <table:table-cell table:number-columns-repeated="1022"/>
        </table:table-row>
        <table:table-row table:style-name="ro20">
          <table:table-cell table:style-name="ce68"/>
          <table:table-cell table:style-name="ce70" office:value-type="string">
            <text:p>ALTER TABLE order_line ADD CONSTRAINT order_line_pk</text:p>
          </table:table-cell>
          <table:table-cell table:number-columns-repeated="1022"/>
        </table:table-row>
        <table:table-row table:style-name="ro20">
          <table:table-cell table:style-name="ce68"/>
          <table:table-cell table:style-name="ce70" office:value-type="string">
            <text:p><text:s text:c="7"/>PRIMARY KEY (ol_w_id, ol_d_id, ol_o_id, ol_number);</text:p>
          </table:table-cell>
          <table:table-cell table:number-columns-repeated="1022"/>
        </table:table-row>
        <table:table-row table:style-name="ro20" table:number-rows-repeated="3">
          <table:table-cell table:style-name="ce68"/>
          <table:table-cell table:style-name="ce70"/>
          <table:table-cell table:number-columns-repeated="1022"/>
        </table:table-row>
        <table:table-row table:style-name="ro20">
          <table:table-cell table:style-name="ce68"/>
          <table:table-cell table:style-name="ce71"/>
          <table:table-cell table:number-columns-repeated="1022"/>
        </table:table-row>
        <table:table-row table:style-name="ro20" table:number-rows-repeated="1048544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_6_create_postgres_foreign_key.sql" table:style-name="ta3">
        <table:table-column table:style-name="co21" table:default-cell-style-name="ce6"/>
        <table:table-column table:style-name="co23" table:default-cell-style-name="ce6"/>
        <table:table-column table:style-name="co21" table:number-columns-repeated="1022" table:default-cell-style-name="ce6"/>
        <table:table-row table:style-name="ro20">
          <table:table-cell table:style-name="ce46" office:value-type="string">
            <text:p>A_6_create_postgres_foreign_key.sql</text:p>
          </table:table-cell>
          <table:table-cell table:number-columns-repeated="1023"/>
        </table:table-row>
        <table:table-row table:style-name="ro20">
          <table:table-cell table:number-columns-repeated="1024"/>
        </table:table-row>
        <table:table-row table:style-name="ro20">
          <table:table-cell table:style-name="ce19" office:value-type="string">
            <text:p>1.create_postgres_foreign_key.sql</text:p>
          </table:table-cell>
          <table:table-cell table:number-columns-repeated="1023"/>
        </table:table-row>
        <table:table-row table:style-name="ro20">
          <table:table-cell/>
          <table:table-cell table:style-name="ce31" office:value-type="string">
            <text:p>※以下の外部キー定義は、JdbcRunnerの「tpcc_load.js」より抜粋しています。</text:p>
          </table:table-cell>
          <table:table-cell table:number-columns-repeated="1022"/>
        </table:table-row>
        <table:table-row table:style-name="ro20">
          <table:table-cell/>
          <table:table-cell table:style-name="ce20" office:value-type="string">
            <text:p>ALTER TABLE district ADD CONSTRAINT district_fk1 FOREIGN KEY (d_w_id) REFERENCES warehouse (w_id);</text:p>
          </table:table-cell>
          <table:table-cell table:number-columns-repeated="1022"/>
        </table:table-row>
        <table:table-row table:style-name="ro20">
          <table:table-cell/>
          <table:table-cell table:style-name="ce21"/>
          <table:table-cell table:number-columns-repeated="1022"/>
        </table:table-row>
        <table:table-row table:style-name="ro20">
          <table:table-cell/>
          <table:table-cell table:style-name="ce21" office:value-type="string">
            <text:p>ALTER TABLE customer ADD CONSTRAINT customer_fk1 FOREIGN KEY (c_w_id, c_d_id) REFERENCES district (d_w_id, d_id);</text:p>
          </table:table-cell>
          <table:table-cell table:number-columns-repeated="1022"/>
        </table:table-row>
        <table:table-row table:style-name="ro20">
          <table:table-cell/>
          <table:table-cell table:style-name="ce21"/>
          <table:table-cell table:number-columns-repeated="1022"/>
        </table:table-row>
        <table:table-row table:style-name="ro20">
          <table:table-cell/>
          <table:table-cell table:style-name="ce21" office:value-type="string">
            <text:p>ALTER TABLE history ADD CONSTRAINT history_fk1 FOREIGN KEY (h_w_id, h_d_id) REFERENCES district (d_w_id, d_id);</text:p>
          </table:table-cell>
          <table:table-cell table:number-columns-repeated="1022"/>
        </table:table-row>
        <table:table-row table:style-name="ro20">
          <table:table-cell/>
          <table:table-cell table:style-name="ce21"/>
          <table:table-cell table:number-columns-repeated="1022"/>
        </table:table-row>
        <table:table-row table:style-name="ro20">
          <table:table-cell/>
          <table:table-cell table:style-name="ce21" office:value-type="string">
            <text:p>ALTER TABLE history ADD CONSTRAINT history_fk2 FOREIGN KEY (h_c_w_id, h_c_d_id, h_c_id) REFERENCES customer (c_w_id, c_d_id, c_id);</text:p>
          </table:table-cell>
          <table:table-cell table:number-columns-repeated="1022"/>
        </table:table-row>
        <table:table-row table:style-name="ro20">
          <table:table-cell/>
          <table:table-cell table:style-name="ce21"/>
          <table:table-cell table:number-columns-repeated="1022"/>
        </table:table-row>
        <table:table-row table:style-name="ro20">
          <table:table-cell/>
          <table:table-cell table:style-name="ce21" office:value-type="string">
            <text:p>ALTER TABLE stock ADD CONSTRAINT stock_fk1 FOREIGN KEY (s_w_id) REFERENCES warehouse (w_id);</text:p>
          </table:table-cell>
          <table:table-cell table:number-columns-repeated="1022"/>
        </table:table-row>
        <table:table-row table:style-name="ro20">
          <table:table-cell/>
          <table:table-cell table:style-name="ce21"/>
          <table:table-cell table:number-columns-repeated="1022"/>
        </table:table-row>
        <table:table-row table:style-name="ro20">
          <table:table-cell/>
          <table:table-cell table:style-name="ce21" office:value-type="string">
            <text:p>ALTER TABLE stock ADD CONSTRAINT stock_fk2 FOREIGN KEY (s_i_id) REFERENCES item (i_id);</text:p>
          </table:table-cell>
          <table:table-cell table:number-columns-repeated="1022"/>
        </table:table-row>
        <table:table-row table:style-name="ro20">
          <table:table-cell/>
          <table:table-cell table:style-name="ce21"/>
          <table:table-cell table:number-columns-repeated="1022"/>
        </table:table-row>
        <table:table-row table:style-name="ro20">
          <table:table-cell/>
          <table:table-cell table:style-name="ce21" office:value-type="string">
            <text:p>ALTER TABLE orders ADD CONSTRAINT orders_fk1 FOREIGN KEY (o_w_id, o_d_id, o_c_id) REFERENCES customer (c_w_id, c_d_id, c_id);</text:p>
          </table:table-cell>
          <table:table-cell table:number-columns-repeated="1022"/>
        </table:table-row>
        <table:table-row table:style-name="ro20">
          <table:table-cell/>
          <table:table-cell table:style-name="ce21"/>
          <table:table-cell table:number-columns-repeated="1022"/>
        </table:table-row>
        <table:table-row table:style-name="ro20">
          <table:table-cell/>
          <table:table-cell table:style-name="ce21" office:value-type="string">
            <text:p>ALTER TABLE new_orders ADD CONSTRAINT new_orders_fk1 FOREIGN KEY (no_w_id, no_d_id, no_o_id) REFERENCES orders (o_w_id, o_d_id, o_id);</text:p>
          </table:table-cell>
          <table:table-cell table:number-columns-repeated="1022"/>
        </table:table-row>
        <table:table-row table:style-name="ro20">
          <table:table-cell/>
          <table:table-cell table:style-name="ce21"/>
          <table:table-cell table:number-columns-repeated="1022"/>
        </table:table-row>
        <table:table-row table:style-name="ro20">
          <table:table-cell/>
          <table:table-cell table:style-name="ce21" office:value-type="string">
            <text:p>ALTER TABLE order_line ADD CONSTRAINT order_line_fk1 FOREIGN KEY (ol_w_id, ol_d_id, ol_o_id) REFERENCES orders (o_w_id, o_d_id, o_id);</text:p>
          </table:table-cell>
          <table:table-cell table:number-columns-repeated="1022"/>
        </table:table-row>
        <table:table-row table:style-name="ro20">
          <table:table-cell/>
          <table:table-cell table:style-name="ce21"/>
          <table:table-cell table:number-columns-repeated="1022"/>
        </table:table-row>
        <table:table-row table:style-name="ro20">
          <table:table-cell/>
          <table:table-cell table:style-name="ce21" office:value-type="string">
            <text:p>ALTER TABLE order_line ADD CONSTRAINT order_line_fk2 FOREIGN KEY (ol_supply_w_id, ol_i_id) REFERENCES stock (s_w_id, s_i_id);</text:p>
          </table:table-cell>
          <table:table-cell table:number-columns-repeated="1022"/>
        </table:table-row>
        <table:table-row table:style-name="ro20">
          <table:table-cell/>
          <table:table-cell table:style-name="ce21"/>
          <table:table-cell table:number-columns-repeated="1022"/>
        </table:table-row>
        <table:table-row table:style-name="ro20">
          <table:table-cell/>
          <table:table-cell table:style-name="ce22"/>
          <table:table-cell table:number-columns-repeated="1022"/>
        </table:table-row>
        <table:table-row table:style-name="ro20" table:number-rows-repeated="1048550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/>
      <table:database-ranges>
        <table:database-range table:name="__Anonymous_Sheet_DB__0" table:target-range-address="'Oracleからの移行手順（6章用）'.I1:'Oracleからの移行手順（6章用）'.I1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IPA Pゴシック2" svg:font-family="'IPA Pゴシック'"/>
    <style:font-face style:name="IPA Pゴシック11" svg:font-family="'IPA Pゴシック1'"/>
    <style:font-face style:name="ＭＳ ゴシック" svg:font-family="'ＭＳ ゴシック'"/>
    <style:font-face style:name="ＭＳ Ｐゴシック1" svg:font-family="'ＭＳ Ｐゴシック'"/>
    <style:font-face style:name="IPA Pゴシック1" svg:font-family="'IPA Pゴシック'" style:font-family-generic="swiss"/>
    <style:font-face style:name="Mangal" svg:font-family="Mangal" style:font-pitch="variable"/>
    <style:font-face style:name="IPA P????" svg:font-family="'IPA P????'" style:font-family-generic="modern" style:font-pitch="variable"/>
    <style:font-face style:name="IPA Pゴシック" svg:font-family="'IPA Pゴシック'" style:font-family-generic="modern" style:font-pitch="variable"/>
    <style:font-face style:name="ＭＳ Ｐゴシック" svg:font-family="'ＭＳ Ｐゴシック'" style:font-adornments="標準" style:font-family-generic="moder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5000" number:language="ja" number:country="JP">
      <number:number number:min-integer-digits="1"/>
    </number:number-style>
    <number:currency-style style:name="N5022P0" style:volatile="true" number:language="ja" number:country="JP" number:automatic-order="true">
      <number:currency-symbol/>
      <number:number number:decimal-places="0" number:min-integer-digits="1" number:grouping="true"/>
    </number:currency-style>
    <number:currency-style style:name="N5022" number:language="ja" number:country="JP" number:automatic-order="true">
      <style:text-properties fo:color="#ff0000"/>
      <number:text>-</number:text>
      <number:currency-symbol/>
      <number:number number:decimal-places="0" number:min-integer-digits="1" number:grouping="true"/>
      <style:map style:condition="value()&gt;=0" style:apply-style-name="N5022P0"/>
    </number:currency-style>
    <number:currency-style style:name="N5110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date-style style:name="N5111" number:language="ja" number:country="JP">
      <number:month/>
      <number:text>月</number:text>
      <number:day/>
      <number:text>日</number:text>
    </number:date-style>
    <style:style style:name="Default" style:family="table-cell" style:data-style-name="N5000">
      <style:table-cell-properties style:text-align-source="value-type" style:repeat-content="false" style:vertical-align="middle" style:vertical-justify="auto"/>
      <style:paragraph-properties css3t:text-justify="auto"/>
      <style:text-properties style:font-name="ＭＳ Ｐゴシック" fo:font-size="9pt" fo:language="zxx" fo:country="none" style:font-name-asian="ＭＳ Ｐゴシック" style:font-size-asian="9pt" style:language-asian="ja" style:country-asian="JP" style:font-style-asian="normal" style:font-weight-asian="normal"/>
    </style:style>
    <style:style style:name="Result" style:family="table-cell" style:parent-style-name="Default" style:data-style-name="N5022">
      <style:table-cell-properties fo:background-color="#e6e6e6" fo:border="0.06pt solid #000000"/>
      <style:text-properties fo:font-style="normal" style:text-underline-style="none" fo:font-weight="normal" style:font-size-asian="10pt" style:language-asian="ja" style:country-asian="JP" style:font-style-asian="normal" style:font-weight-asian="normal"/>
    </style:style>
    <style:style style:name="Result2" style:family="table-cell" style:parent-style-name="Result" style:data-style-name="N103">
      <style:text-properties fo:color="#000000" fo:font-weight="bold" style:font-size-asian="10pt" style:language-asian="ja" style:country-asian="JP" style:font-style-asian="normal" style:font-weight-asian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 style:font-size-asian="18pt" style:language-asian="ja" style:country-asian="JP" style:font-style-asian="normal" style:font-weight-asian="bold"/>
    </style:style>
    <style:style style:name="Heading1" style:family="table-cell" style:parent-style-name="Heading">
      <style:table-cell-properties fo:background-color="#e6e6ff"/>
      <style:text-properties fo:color="#000080" fo:font-size="10pt" style:font-size-asian="10pt" style:language-asian="ja" style:country-asian="JP" style:font-style-asian="normal" style:font-weight-asian="bold"/>
    </style:style>
    <style:style style:name="背景" style:family="table-cell" style:parent-style-name="Default">
      <style:table-cell-properties fo:background-color="#000080"/>
      <style:text-properties fo:color="#c0c0c0" style:font-size-asian="10pt" style:language-asian="ja" style:country-asian="JP" style:font-style-asian="normal" style:font-weight-asian="normal"/>
    </style:style>
    <style:style style:name="_ff76__ff70__ff84__ff9e_" style:display-name="ｶｰﾄﾞ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 style:font-size-asian="10pt" style:language-asian="ja" style:country-asian="JP" style:font-style-asian="normal" style:font-weight-asian="normal"/>
    </style:style>
    <style:style style:name="入力" style:family="table-cell" style:parent-style-name="Default" style:data-style-name="N5022">
      <style:table-cell-properties style:cell-protect="none" style:print-content="true" style:text-align-source="value-type" style:repeat-content="false" fo:background-color="transparent" fo:border="0.06pt solid #000000" style:shadow="none"/>
      <style:text-properties style:font-size-asian="10pt" style:language-asian="ja" style:country-asian="JP" style:font-style-asian="normal" style:font-weight-asian="normal"/>
    </style:style>
    <style:style style:name="_ff76__ff70__ff84__ff9e_左上" style:display-name="ｶｰﾄﾞ左上" style:family="table-cell" style:parent-style-name="_ff76__ff70__ff84__ff9e_">
      <style:table-cell-properties fo:border-bottom="none" fo:border-left="0.06pt solid #000080" fo:border-right="none" fo:border-top="0.06pt solid #000080"/>
      <style:text-properties style:font-size-asian="10pt" style:language-asian="ja" style:country-asian="JP" style:font-style-asian="normal" style:font-weight-asian="normal"/>
    </style:style>
    <style:style style:name="_ff76__ff70__ff84__ff9e_上" style:display-name="ｶｰﾄﾞ上" style:family="table-cell" style:parent-style-name="_ff76__ff70__ff84__ff9e_">
      <style:table-cell-properties fo:border-bottom="none" fo:border-left="none" fo:border-right="none" fo:border-top="0.06pt solid #000080"/>
      <style:text-properties style:font-size-asian="10pt" style:language-asian="ja" style:country-asian="JP" style:font-style-asian="normal" style:font-weight-asian="normal"/>
    </style:style>
    <style:style style:name="_ff76__ff70__ff84__ff9e_右上" style:display-name="ｶｰﾄﾞ右上" style:family="table-cell" style:parent-style-name="_ff76__ff70__ff84__ff9e_">
      <style:table-cell-properties fo:border-bottom="none" fo:border-left="none" fo:border-right="0.06pt solid #000080" fo:border-top="0.06pt solid #000080"/>
      <style:text-properties style:font-size-asian="10pt" style:language-asian="ja" style:country-asian="JP" style:font-style-asian="normal" style:font-weight-asian="normal"/>
    </style:style>
    <style:style style:name="_ff76__ff70__ff84__ff9e_左" style:display-name="ｶｰﾄﾞ左" style:family="table-cell" style:parent-style-name="_ff76__ff70__ff84__ff9e_">
      <style:table-cell-properties fo:border-bottom="none" fo:border-left="0.06pt solid #000080" fo:border-right="none" fo:border-top="none"/>
      <style:text-properties style:font-size-asian="10pt" style:language-asian="ja" style:country-asian="JP" style:font-style-asian="normal" style:font-weight-asian="normal"/>
    </style:style>
    <style:style style:name="_ff76__ff70__ff84__ff9e_右" style:display-name="ｶｰﾄﾞ右" style:family="table-cell" style:parent-style-name="_ff76__ff70__ff84__ff9e_">
      <style:table-cell-properties fo:border-bottom="none" fo:border-left="none" fo:border-right="0.06pt solid #000080" fo:border-top="none"/>
      <style:text-properties style:font-size-asian="10pt" style:language-asian="ja" style:country-asian="JP" style:font-style-asian="normal" style:font-weight-asian="normal"/>
    </style:style>
    <style:style style:name="_ff76__ff70__ff84__ff9e_下" style:display-name="ｶｰﾄﾞ下" style:family="table-cell" style:parent-style-name="_ff76__ff70__ff84__ff9e_">
      <style:table-cell-properties fo:border-bottom="0.06pt solid #000080" fo:border-left="none" fo:border-right="none" fo:border-top="none"/>
      <style:text-properties style:font-size-asian="10pt" style:language-asian="ja" style:country-asian="JP" style:font-style-asian="normal" style:font-weight-asian="normal"/>
    </style:style>
    <style:style style:name="_ff76__ff70__ff84__ff9e_左下" style:display-name="ｶｰﾄﾞ左下" style:family="table-cell" style:parent-style-name="_ff76__ff70__ff84__ff9e_">
      <style:table-cell-properties fo:border-bottom="0.06pt solid #000080" fo:border-left="0.06pt solid #000080" fo:border-right="none" fo:border-top="none"/>
      <style:text-properties style:font-size-asian="10pt" style:language-asian="ja" style:country-asian="JP" style:font-style-asian="normal" style:font-weight-asian="normal"/>
    </style:style>
    <style:style style:name="_ff76__ff70__ff84__ff9e_右下" style:display-name="ｶｰﾄﾞ右下" style:family="table-cell" style:parent-style-name="_ff76__ff70__ff84__ff9e_">
      <style:table-cell-properties fo:border-bottom="0.06pt solid #000080" fo:border-left="none" fo:border-right="0.06pt solid #000080" fo:border-top="none"/>
      <style:text-properties style:font-size-asian="10pt" style:language-asian="ja" style:country-asian="JP" style:font-style-asian="normal" style:font-weight-asian="normal"/>
    </style:style>
    <style:style style:name="項目欄" style:family="table-cell" style:parent-style-name="_ff76__ff70__ff84__ff9e_">
      <style:table-cell-properties style:text-align-source="fix" style:repeat-content="false" fo:border="0.06pt solid #000080" fo:padding="0.035cm" style:vertical-align="automatic"/>
      <style:paragraph-properties fo:text-align="center"/>
      <style:text-properties style:font-size-asian="10pt" style:language-asian="ja" style:country-asian="JP" style:font-style-asian="normal" style:font-weight-asian="normal"/>
    </style:style>
  </office:styles>
  <office:automatic-styles>
    <style:page-layout style:name="Mpm1">
      <style:page-layout-properties fo:page-width="21.001cm" fo:page-height="29.7cm" style:scale-to="68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scale-to="56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="0cm" fo:margin-top="0cm" fo:margin-bottom="0cm" fo:margin-left="0cm" fo:margin-right="0cm" style:print-page-order="ttb" style:first-page-number="continue" style:scale-to="51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13-04-15">0000/00/00</text:date>, <text:time style:data-style-name="N2" text:time-value="0000-00-00T10:54:27.19">?</text:time></text:p>
        </style:region-right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8f22d5-270d05a-e2abed1-ea17a85-9b5702</meta:generator>
    <meta:initial-creator>osc2013</meta:initial-creator>
    <meta:creation-date>2013-02-15T11:07:52Z</meta:creation-date>
    <dc:date>2013-04-15T10:58:49.32</dc:date>
    <meta:editing-cycles>80</meta:editing-cycles>
    <meta:editing-duration>PT5H52M17S</meta:editing-duration>
    <meta:document-statistic meta:table-count="7" meta:cell-count="673" meta:object-count="0"/>
  </office:meta>
</office:document-meta>
</file>